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null-year="1940"/>
      <table:table table:name="Sheet1" table:style-name="ta1">
        <table:shapes>
          <draw:frame draw:z-index="0" draw:style-name="gr1" draw:text-style-name="P1" svg:width="6.302in" svg:height="2.4693in" svg:x="7.1843in" svg:y="0.5795in">
            <draw:object draw:notify-on-update-of-ranges="Sheet1.G1:Sheet1.G1 Sheet1.G2:Sheet1.G57 Sheet1.H1:Sheet1.H1 Sheet1.H2:Sheet1.H5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*</text:p>
          </table:table-cell>
          <table:table-cell office:value-type="string" calcext:value-type="string">
            <text:p>y*</text:p>
          </table:table-cell>
          <table:table-cell table:style-name="Default" office:value-type="string" calcext:value-type="string">
            <text:p>x’</text:p>
          </table:table-cell>
          <table:table-cell table:style-name="Default" office:value-type="string" calcext:value-type="string">
            <text:p>y’</text:p>
          </table:table-cell>
          <table:table-cell table:style-name="Default" office:value-type="string" calcext:value-type="string">
            <text:p>x’</text:p>
          </table:table-cell>
          <table:table-cell table:style-name="Default" office:value-type="string" calcext:value-type="string">
            <text:p>y’</text:p>
          </table:table-cell>
          <table:table-cell table:style-name="Default" office:value-type="string" calcext:value-type="string">
            <text:p>x’/in</text:p>
          </table:table-cell>
          <table:table-cell table:style-name="Default" office:value-type="string" calcext:value-type="string">
            <text:p>y’/in</text:p>
          </table:table-cell>
          <table:table-cell table:number-columns-repeated="3"/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float" office:value="7982" calcext:value-type="float">
            <text:p>7982</text:p>
          </table:table-cell>
          <table:table-cell table:formula="of:=[.A2]-MIN([.A$2:.A$57])" office:value-type="float" office:value="496" calcext:value-type="float">
            <text:p>496</text:p>
          </table:table-cell>
          <table:table-cell table:formula="of:=MIN([.B$2:.B$57])-[.B2]+MAX([.B$2:.B$57])" office:value-type="float" office:value="2986" calcext:value-type="float">
            <text:p>2986</text:p>
          </table:table-cell>
          <table:table-cell table:formula="of:=([.C2]-496)/(MAX([.C$2:.C$57])-496)*[.$L$2]" office:value-type="float" office:value="0" calcext:value-type="float">
            <text:p>0.00</text:p>
          </table:table-cell>
          <table:table-cell table:formula="of:=([.D2]-MIN([.D$2:.D$57]))/(7200-MIN([.D$2:.D$57]))*220" office:value-type="float" office:value="0" calcext:value-type="float">
            <text:p>0.00</text:p>
          </table:table-cell>
          <table:table-cell office:value-type="float" office:value="-25.5" calcext:value-type="float">
            <text:p>-25.50</text:p>
          </table:table-cell>
          <table:table-cell office:value-type="float" office:value="137" calcext:value-type="float">
            <text:p>137.00</text:p>
          </table:table-cell>
          <table:table-cell table:formula="of:=[.G2]*12" office:value-type="float" office:value="-306" calcext:value-type="float">
            <text:p>-306.00</text:p>
          </table:table-cell>
          <table:table-cell table:formula="of:=[.H2]*12" office:value-type="float" office:value="1644" calcext:value-type="float">
            <text:p>1644.00</text:p>
          </table:table-cell>
          <table:table-cell office:value-type="string" calcext:value-type="string">
            <text:p>half-width</text:p>
          </table:table-cell>
          <table:table-cell table:formula="of:=23/2*42.5" office:value-type="float" office:value="488.75" calcext:value-type="float">
            <text:p>488.75</text:p>
          </table:table-cell>
          <table:table-cell office:value-type="string" calcext:value-type="string">
            <text:p>ft (panels)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float" office:value="5302" calcext:value-type="float">
            <text:p>5302</text:p>
          </table:table-cell>
          <table:table-cell table:formula="of:=[.A3]-MIN([.A$2:.A$57])" office:value-type="float" office:value="496" calcext:value-type="float">
            <text:p>496</text:p>
          </table:table-cell>
          <table:table-cell table:formula="of:=MIN([.B$2:.B$57])-[.B3]+MAX([.B$2:.B$57])" office:value-type="float" office:value="5666" calcext:value-type="float">
            <text:p>5666</text:p>
          </table:table-cell>
          <table:table-cell table:formula="of:=([.C3]-496)/(MAX([.C$2:.C$57])-496)*[.$L$2]" office:value-type="float" office:value="0" calcext:value-type="float">
            <text:p>0.00</text:p>
          </table:table-cell>
          <table:table-cell table:formula="of:=([.D3]-MIN([.D$2:.D$57]))/(7200-MIN([.D$2:.D$57]))*220" office:value-type="float" office:value="139.914570479355" calcext:value-type="float">
            <text:p>139.91</text:p>
          </table:table-cell>
          <table:table-cell office:value-type="float" office:value="-22.5" calcext:value-type="float">
            <text:p>-22.50</text:p>
          </table:table-cell>
          <table:table-cell office:value-type="float" office:value="90" calcext:value-type="float">
            <text:p>90.00</text:p>
          </table:table-cell>
          <table:table-cell table:formula="of:=[.G3]*12" office:value-type="float" office:value="-270" calcext:value-type="float">
            <text:p>-270.00</text:p>
          </table:table-cell>
          <table:table-cell table:formula="of:=[.H3]*12" office:value-type="float" office:value="1080" calcext:value-type="float">
            <text:p>1080.00</text:p>
          </table:table-cell>
          <table:table-cell office:value-type="string" calcext:value-type="string">
            <text:p>heigh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ft (tower base to base of top)</text:p>
          </table:table-cell>
        </table:table-row>
        <table:table-row table:style-name="ro1">
          <table:table-cell office:value-type="float" office:value="5287" calcext:value-type="float">
            <text:p>5287</text:p>
          </table:table-cell>
          <table:table-cell office:value-type="float" office:value="7268" calcext:value-type="float">
            <text:p>7268</text:p>
          </table:table-cell>
          <table:table-cell table:formula="of:=[.A4]-MIN([.A$2:.A$57])" office:value-type="float" office:value="1311" calcext:value-type="float">
            <text:p>1311</text:p>
          </table:table-cell>
          <table:table-cell table:formula="of:=MIN([.B$2:.B$57])-[.B4]+MAX([.B$2:.B$57])" office:value-type="float" office:value="3700" calcext:value-type="float">
            <text:p>3700</text:p>
          </table:table-cell>
          <table:table-cell table:formula="of:=([.C4]-496)/(MAX([.C$2:.C$57])-496)*[.$L$2]" office:value-type="float" office:value="41.7581769577524" calcext:value-type="float">
            <text:p>41.76</text:p>
          </table:table-cell>
          <table:table-cell table:formula="of:=([.D4]-MIN([.D$2:.D$57]))/(7200-MIN([.D$2:.D$57]))*220" office:value-type="float" office:value="37.2757475083056" calcext:value-type="float">
            <text:p>37.28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G4]*12" office:value-type="float" office:value="0" calcext:value-type="float">
            <text:p>0.00</text:p>
          </table:table-cell>
          <table:table-cell table:formula="of:=[.H4]*12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float" office:value="5302" calcext:value-type="float">
            <text:p>5302</text:p>
          </table:table-cell>
          <table:table-cell table:formula="of:=[.A5]-MIN([.A$2:.A$57])" office:value-type="float" office:value="496" calcext:value-type="float">
            <text:p>496</text:p>
          </table:table-cell>
          <table:table-cell table:formula="of:=MIN([.B$2:.B$57])-[.B5]+MAX([.B$2:.B$57])" office:value-type="float" office:value="5666" calcext:value-type="float">
            <text:p>5666</text:p>
          </table:table-cell>
          <table:table-cell table:formula="of:=([.C5]-496)/(MAX([.C$2:.C$57])-496)*[.$L$2]" office:value-type="float" office:value="0" calcext:value-type="float">
            <text:p>0.00</text:p>
          </table:table-cell>
          <table:table-cell table:formula="of:=([.D5]-MIN([.D$2:.D$57]))/(7200-MIN([.D$2:.D$57]))*220" office:value-type="float" office:value="139.914570479355" calcext:value-type="float">
            <text:p>139.91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table:formula="of:=[.G5]*12" office:value-type="float" office:value="0" calcext:value-type="float">
            <text:p>0.00</text:p>
          </table:table-cell>
          <table:table-cell table:formula="of:=[.H5]*12" office:value-type="float" office:value="1080" calcext:value-type="float">
            <text:p>1080.00</text:p>
          </table:table-cell>
          <table:table-cell table:number-columns-repeated="3"/>
        </table:table-row>
        <table:table-row table:style-name="ro1">
          <table:table-cell office:value-type="float" office:value="5288" calcext:value-type="float">
            <text:p>5288</text:p>
          </table:table-cell>
          <table:table-cell office:value-type="float" office:value="7268" calcext:value-type="float">
            <text:p>7268</text:p>
          </table:table-cell>
          <table:table-cell table:formula="of:=[.A6]-MIN([.A$2:.A$57])" office:value-type="float" office:value="1312" calcext:value-type="float">
            <text:p>1312</text:p>
          </table:table-cell>
          <table:table-cell table:formula="of:=MIN([.B$2:.B$57])-[.B6]+MAX([.B$2:.B$57])" office:value-type="float" office:value="3700" calcext:value-type="float">
            <text:p>3700</text:p>
          </table:table-cell>
          <table:table-cell table:formula="of:=([.C6]-496)/(MAX([.C$2:.C$57])-496)*[.$L$2]" office:value-type="float" office:value="41.8094139846944" calcext:value-type="float">
            <text:p>41.81</text:p>
          </table:table-cell>
          <table:table-cell table:formula="of:=([.D6]-MIN([.D$2:.D$57]))/(7200-MIN([.D$2:.D$57]))*220" office:value-type="float" office:value="37.2757475083056" calcext:value-type="float">
            <text:p>37.28</text:p>
          </table:table-cell>
          <table:table-cell office:value-type="float" office:value="0" calcext:value-type="float">
            <text:p>0.00</text:p>
          </table:table-cell>
          <table:table-cell office:value-type="float" office:value="140" calcext:value-type="float">
            <text:p>140.00</text:p>
          </table:table-cell>
          <table:table-cell table:formula="of:=[.G6]*12" office:value-type="float" office:value="0" calcext:value-type="float">
            <text:p>0.00</text:p>
          </table:table-cell>
          <table:table-cell table:formula="of:=[.H6]*12" office:value-type="float" office:value="1680" calcext:value-type="float">
            <text:p>1680.00</text:p>
          </table:table-cell>
          <table:table-cell table:number-columns-repeated="3"/>
        </table:table-row>
        <table:table-row table:style-name="ro1">
          <table:table-cell office:value-type="float" office:value="5287" calcext:value-type="float">
            <text:p>5287</text:p>
          </table:table-cell>
          <table:table-cell office:value-type="float" office:value="5113" calcext:value-type="float">
            <text:p>5113</text:p>
          </table:table-cell>
          <table:table-cell table:formula="of:=[.A7]-MIN([.A$2:.A$57])" office:value-type="float" office:value="1311" calcext:value-type="float">
            <text:p>1311</text:p>
          </table:table-cell>
          <table:table-cell table:formula="of:=MIN([.B$2:.B$57])-[.B7]+MAX([.B$2:.B$57])" office:value-type="float" office:value="5855" calcext:value-type="float">
            <text:p>5855</text:p>
          </table:table-cell>
          <table:table-cell table:formula="of:=([.C7]-496)/(MAX([.C$2:.C$57])-496)*[.$L$2]" office:value-type="float" office:value="41.7581769577524" calcext:value-type="float">
            <text:p>41.76</text:p>
          </table:table-cell>
          <table:table-cell table:formula="of:=([.D7]-MIN([.D$2:.D$57]))/(7200-MIN([.D$2:.D$57]))*220" office:value-type="float" office:value="149.781680113906" calcext:value-type="float">
            <text:p>149.78</text:p>
          </table:table-cell>
          <table:table-cell office:value-type="float" office:value="41.75" calcext:value-type="float">
            <text:p>41.75</text:p>
          </table:table-cell>
          <table:table-cell office:value-type="float" office:value="37.25" calcext:value-type="float">
            <text:p>37.25</text:p>
          </table:table-cell>
          <table:table-cell table:formula="of:=[.G7]*12" office:value-type="float" office:value="501" calcext:value-type="float">
            <text:p>501.00</text:p>
          </table:table-cell>
          <table:table-cell table:formula="of:=[.H7]*12" office:value-type="float" office:value="447" calcext:value-type="float">
            <text:p>447.00</text:p>
          </table:table-cell>
          <table:table-cell table:number-columns-repeated="3"/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6642" calcext:value-type="float">
            <text:p>6642</text:p>
          </table:table-cell>
          <table:table-cell table:formula="of:=[.A8]-MIN([.A$2:.A$57])" office:value-type="float" office:value="2141" calcext:value-type="float">
            <text:p>2141</text:p>
          </table:table-cell>
          <table:table-cell table:formula="of:=MIN([.B$2:.B$57])-[.B8]+MAX([.B$2:.B$57])" office:value-type="float" office:value="4326" calcext:value-type="float">
            <text:p>4326</text:p>
          </table:table-cell>
          <table:table-cell table:formula="of:=([.C8]-496)/(MAX([.C$2:.C$57])-496)*[.$L$2]" office:value-type="float" office:value="84.2849093196352" calcext:value-type="float">
            <text:p>84.28</text:p>
          </table:table-cell>
          <table:table-cell table:formula="of:=([.D8]-MIN([.D$2:.D$57]))/(7200-MIN([.D$2:.D$57]))*220" office:value-type="float" office:value="69.9572852396773" calcext:value-type="float">
            <text:p>69.96</text:p>
          </table:table-cell>
          <table:table-cell office:value-type="float" office:value="41.75" calcext:value-type="float">
            <text:p>41.75</text:p>
          </table:table-cell>
          <table:table-cell office:value-type="float" office:value="90" calcext:value-type="float">
            <text:p>90.00</text:p>
          </table:table-cell>
          <table:table-cell table:formula="of:=[.G8]*12" office:value-type="float" office:value="501" calcext:value-type="float">
            <text:p>501.00</text:p>
          </table:table-cell>
          <table:table-cell table:formula="of:=[.H8]*12" office:value-type="float" office:value="1080" calcext:value-type="float">
            <text:p>1080.00</text:p>
          </table:table-cell>
          <table:table-cell table:number-columns-repeated="3"/>
        </table:table-row>
        <table:table-row table:style-name="ro1">
          <table:table-cell office:value-type="float" office:value="5288" calcext:value-type="float">
            <text:p>5288</text:p>
          </table:table-cell>
          <table:table-cell office:value-type="float" office:value="5114" calcext:value-type="float">
            <text:p>5114</text:p>
          </table:table-cell>
          <table:table-cell table:formula="of:=[.A9]-MIN([.A$2:.A$57])" office:value-type="float" office:value="1312" calcext:value-type="float">
            <text:p>1312</text:p>
          </table:table-cell>
          <table:table-cell table:formula="of:=MIN([.B$2:.B$57])-[.B9]+MAX([.B$2:.B$57])" office:value-type="float" office:value="5854" calcext:value-type="float">
            <text:p>5854</text:p>
          </table:table-cell>
          <table:table-cell table:formula="of:=([.C9]-496)/(MAX([.C$2:.C$57])-496)*[.$L$2]" office:value-type="float" office:value="41.8094139846944" calcext:value-type="float">
            <text:p>41.81</text:p>
          </table:table-cell>
          <table:table-cell table:formula="of:=([.D9]-MIN([.D$2:.D$57]))/(7200-MIN([.D$2:.D$57]))*220" office:value-type="float" office:value="149.729473184623" calcext:value-type="float">
            <text:p>149.73</text:p>
          </table:table-cell>
          <table:table-cell office:value-type="float" office:value="41.75" calcext:value-type="float">
            <text:p>41.75</text:p>
          </table:table-cell>
          <table:table-cell office:value-type="float" office:value="149.75" calcext:value-type="float">
            <text:p>149.75</text:p>
          </table:table-cell>
          <table:table-cell table:formula="of:=[.G9]*12" office:value-type="float" office:value="501" calcext:value-type="float">
            <text:p>501.00</text:p>
          </table:table-cell>
          <table:table-cell table:formula="of:=[.H9]*12" office:value-type="float" office:value="1797" calcext:value-type="float">
            <text:p>1797.00</text:p>
          </table:table-cell>
          <table:table-cell table:number-columns-repeated="3"/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float" office:value="6642" calcext:value-type="float">
            <text:p>6642</text:p>
          </table:table-cell>
          <table:table-cell table:formula="of:=[.A10]-MIN([.A$2:.A$57])" office:value-type="float" office:value="2142" calcext:value-type="float">
            <text:p>2142</text:p>
          </table:table-cell>
          <table:table-cell table:formula="of:=MIN([.B$2:.B$57])-[.B10]+MAX([.B$2:.B$57])" office:value-type="float" office:value="4326" calcext:value-type="float">
            <text:p>4326</text:p>
          </table:table-cell>
          <table:table-cell table:formula="of:=([.C10]-496)/(MAX([.C$2:.C$57])-496)*[.$L$2]" office:value-type="float" office:value="84.3361463465772" calcext:value-type="float">
            <text:p>84.34</text:p>
          </table:table-cell>
          <table:table-cell table:formula="of:=([.D10]-MIN([.D$2:.D$57]))/(7200-MIN([.D$2:.D$57]))*220" office:value-type="float" office:value="69.9572852396773" calcext:value-type="float">
            <text:p>69.96</text:p>
          </table:table-cell>
          <table:table-cell office:value-type="float" office:value="84.25" calcext:value-type="float">
            <text:p>84.25</text:p>
          </table:table-cell>
          <table:table-cell office:value-type="float" office:value="70" calcext:value-type="float">
            <text:p>70.00</text:p>
          </table:table-cell>
          <table:table-cell table:formula="of:=[.G10]*12" office:value-type="float" office:value="1011" calcext:value-type="float">
            <text:p>1011.00</text:p>
          </table:table-cell>
          <table:table-cell table:formula="of:=[.H10]*12" office:value-type="float" office:value="840" calcext:value-type="float">
            <text:p>840.00</text:p>
          </table:table-cell>
          <table:table-cell table:number-columns-repeated="3"/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4865" calcext:value-type="float">
            <text:p>4865</text:p>
          </table:table-cell>
          <table:table-cell table:formula="of:=[.A11]-MIN([.A$2:.A$57])" office:value-type="float" office:value="2141" calcext:value-type="float">
            <text:p>2141</text:p>
          </table:table-cell>
          <table:table-cell table:formula="of:=MIN([.B$2:.B$57])-[.B11]+MAX([.B$2:.B$57])" office:value-type="float" office:value="6103" calcext:value-type="float">
            <text:p>6103</text:p>
          </table:table-cell>
          <table:table-cell table:formula="of:=([.C11]-496)/(MAX([.C$2:.C$57])-496)*[.$L$2]" office:value-type="float" office:value="84.2849093196352" calcext:value-type="float">
            <text:p>84.28</text:p>
          </table:table-cell>
          <table:table-cell table:formula="of:=([.D11]-MIN([.D$2:.D$57]))/(7200-MIN([.D$2:.D$57]))*220" office:value-type="float" office:value="162.728998576175" calcext:value-type="float">
            <text:p>162.73</text:p>
          </table:table-cell>
          <table:table-cell office:value-type="float" office:value="84.25" calcext:value-type="float">
            <text:p>84.25</text:p>
          </table:table-cell>
          <table:table-cell office:value-type="float" office:value="90" calcext:value-type="float">
            <text:p>90.00</text:p>
          </table:table-cell>
          <table:table-cell table:formula="of:=[.G11]*12" office:value-type="float" office:value="1011" calcext:value-type="float">
            <text:p>1011.00</text:p>
          </table:table-cell>
          <table:table-cell table:formula="of:=[.H11]*12" office:value-type="float" office:value="1080" calcext:value-type="float">
            <text:p>1080.00</text:p>
          </table:table-cell>
          <table:table-cell table:number-columns-repeated="3"/>
        </table:table-row>
        <table:table-row table:style-name="ro1">
          <table:table-cell office:value-type="float" office:value="6947" calcext:value-type="float">
            <text:p>6947</text:p>
          </table:table-cell>
          <table:table-cell office:value-type="float" office:value="6045" calcext:value-type="float">
            <text:p>6045</text:p>
          </table:table-cell>
          <table:table-cell table:formula="of:=[.A12]-MIN([.A$2:.A$57])" office:value-type="float" office:value="2971" calcext:value-type="float">
            <text:p>2971</text:p>
          </table:table-cell>
          <table:table-cell table:formula="of:=MIN([.B$2:.B$57])-[.B12]+MAX([.B$2:.B$57])" office:value-type="float" office:value="4923" calcext:value-type="float">
            <text:p>4923</text:p>
          </table:table-cell>
          <table:table-cell table:formula="of:=([.C12]-496)/(MAX([.C$2:.C$57])-496)*[.$L$2]" office:value-type="float" office:value="126.811641681518" calcext:value-type="float">
            <text:p>126.81</text:p>
          </table:table-cell>
          <table:table-cell table:formula="of:=([.D12]-MIN([.D$2:.D$57]))/(7200-MIN([.D$2:.D$57]))*220" office:value-type="float" office:value="101.124822021832" calcext:value-type="float">
            <text:p>101.12</text:p>
          </table:table-cell>
          <table:table-cell office:value-type="float" office:value="84.25" calcext:value-type="float">
            <text:p>84.25</text:p>
          </table:table-cell>
          <table:table-cell office:value-type="float" office:value="162.75" calcext:value-type="float">
            <text:p>162.75</text:p>
          </table:table-cell>
          <table:table-cell table:formula="of:=[.G12]*12" office:value-type="float" office:value="1011" calcext:value-type="float">
            <text:p>1011.00</text:p>
          </table:table-cell>
          <table:table-cell table:formula="of:=[.H12]*12" office:value-type="float" office:value="1953" calcext:value-type="float">
            <text:p>1953.00</text:p>
          </table:table-cell>
          <table:table-cell table:number-columns-repeated="3"/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float" office:value="4866" calcext:value-type="float">
            <text:p>4866</text:p>
          </table:table-cell>
          <table:table-cell table:formula="of:=[.A13]-MIN([.A$2:.A$57])" office:value-type="float" office:value="2142" calcext:value-type="float">
            <text:p>2142</text:p>
          </table:table-cell>
          <table:table-cell table:formula="of:=MIN([.B$2:.B$57])-[.B13]+MAX([.B$2:.B$57])" office:value-type="float" office:value="6102" calcext:value-type="float">
            <text:p>6102</text:p>
          </table:table-cell>
          <table:table-cell table:formula="of:=([.C13]-496)/(MAX([.C$2:.C$57])-496)*[.$L$2]" office:value-type="float" office:value="84.3361463465772" calcext:value-type="float">
            <text:p>84.34</text:p>
          </table:table-cell>
          <table:table-cell table:formula="of:=([.D13]-MIN([.D$2:.D$57]))/(7200-MIN([.D$2:.D$57]))*220" office:value-type="float" office:value="162.676791646891" calcext:value-type="float">
            <text:p>162.68</text:p>
          </table:table-cell>
          <table:table-cell office:value-type="float" office:value="126.75" calcext:value-type="float">
            <text:p>126.75</text:p>
          </table:table-cell>
          <table:table-cell office:value-type="float" office:value="90" calcext:value-type="float">
            <text:p>90.00</text:p>
          </table:table-cell>
          <table:table-cell table:formula="of:=[.G13]*12" office:value-type="float" office:value="1521" calcext:value-type="float">
            <text:p>1521.00</text:p>
          </table:table-cell>
          <table:table-cell table:formula="of:=[.H13]*12" office:value-type="float" office:value="1080" calcext:value-type="float">
            <text:p>1080.00</text:p>
          </table:table-cell>
          <table:table-cell table:number-columns-repeated="3"/>
        </table:table-row>
        <table:table-row table:style-name="ro1">
          <table:table-cell office:value-type="float" office:value="6948" calcext:value-type="float">
            <text:p>6948</text:p>
          </table:table-cell>
          <table:table-cell office:value-type="float" office:value="6046" calcext:value-type="float">
            <text:p>6046</text:p>
          </table:table-cell>
          <table:table-cell table:formula="of:=[.A14]-MIN([.A$2:.A$57])" office:value-type="float" office:value="2972" calcext:value-type="float">
            <text:p>2972</text:p>
          </table:table-cell>
          <table:table-cell table:formula="of:=MIN([.B$2:.B$57])-[.B14]+MAX([.B$2:.B$57])" office:value-type="float" office:value="4922" calcext:value-type="float">
            <text:p>4922</text:p>
          </table:table-cell>
          <table:table-cell table:formula="of:=([.C14]-496)/(MAX([.C$2:.C$57])-496)*[.$L$2]" office:value-type="float" office:value="126.86287870846" calcext:value-type="float">
            <text:p>126.86</text:p>
          </table:table-cell>
          <table:table-cell table:formula="of:=([.D14]-MIN([.D$2:.D$57]))/(7200-MIN([.D$2:.D$57]))*220" office:value-type="float" office:value="101.072615092549" calcext:value-type="float">
            <text:p>101.07</text:p>
          </table:table-cell>
          <table:table-cell office:value-type="float" office:value="126.75" calcext:value-type="float">
            <text:p>126.75</text:p>
          </table:table-cell>
          <table:table-cell office:value-type="float" office:value="101" calcext:value-type="float">
            <text:p>101.00</text:p>
          </table:table-cell>
          <table:table-cell table:formula="of:=[.G14]*12" office:value-type="float" office:value="1521" calcext:value-type="float">
            <text:p>1521.00</text:p>
          </table:table-cell>
          <table:table-cell table:formula="of:=[.H14]*12" office:value-type="float" office:value="1212" calcext:value-type="float">
            <text:p>1212.00</text:p>
          </table:table-cell>
          <table:table-cell table:number-columns-repeated="3"/>
        </table:table-row>
        <table:table-row table:style-name="ro1">
          <table:table-cell office:value-type="float" office:value="6947" calcext:value-type="float">
            <text:p>6947</text:p>
          </table:table-cell>
          <table:table-cell office:value-type="float" office:value="4530" calcext:value-type="float">
            <text:p>4530</text:p>
          </table:table-cell>
          <table:table-cell table:formula="of:=[.A15]-MIN([.A$2:.A$57])" office:value-type="float" office:value="2971" calcext:value-type="float">
            <text:p>2971</text:p>
          </table:table-cell>
          <table:table-cell table:formula="of:=MIN([.B$2:.B$57])-[.B15]+MAX([.B$2:.B$57])" office:value-type="float" office:value="6438" calcext:value-type="float">
            <text:p>6438</text:p>
          </table:table-cell>
          <table:table-cell table:formula="of:=([.C15]-496)/(MAX([.C$2:.C$57])-496)*[.$L$2]" office:value-type="float" office:value="126.811641681518" calcext:value-type="float">
            <text:p>126.81</text:p>
          </table:table-cell>
          <table:table-cell table:formula="of:=([.D15]-MIN([.D$2:.D$57]))/(7200-MIN([.D$2:.D$57]))*220" office:value-type="float" office:value="180.218319886094" calcext:value-type="float">
            <text:p>180.22</text:p>
          </table:table-cell>
          <table:table-cell office:value-type="float" office:value="126.75" calcext:value-type="float">
            <text:p>126.75</text:p>
          </table:table-cell>
          <table:table-cell office:value-type="float" office:value="180.25" calcext:value-type="float">
            <text:p>180.25</text:p>
          </table:table-cell>
          <table:table-cell table:formula="of:=[.G15]*12" office:value-type="float" office:value="1521" calcext:value-type="float">
            <text:p>1521.00</text:p>
          </table:table-cell>
          <table:table-cell table:formula="of:=[.H15]*12" office:value-type="float" office:value="2163" calcext:value-type="float">
            <text:p>2163.00</text:p>
          </table:table-cell>
          <table:table-cell table:number-columns-repeated="3"/>
        </table:table-row>
        <table:table-row table:style-name="ro1">
          <table:table-cell office:value-type="float" office:value="7749" calcext:value-type="float">
            <text:p>7749</text:p>
          </table:table-cell>
          <table:table-cell office:value-type="float" office:value="5535" calcext:value-type="float">
            <text:p>5535</text:p>
          </table:table-cell>
          <table:table-cell table:formula="of:=[.A16]-MIN([.A$2:.A$57])" office:value-type="float" office:value="3773" calcext:value-type="float">
            <text:p>3773</text:p>
          </table:table-cell>
          <table:table-cell table:formula="of:=MIN([.B$2:.B$57])-[.B16]+MAX([.B$2:.B$57])" office:value-type="float" office:value="5433" calcext:value-type="float">
            <text:p>5433</text:p>
          </table:table-cell>
          <table:table-cell table:formula="of:=([.C16]-496)/(MAX([.C$2:.C$57])-496)*[.$L$2]" office:value-type="float" office:value="167.903737289024" calcext:value-type="float">
            <text:p>167.90</text:p>
          </table:table-cell>
          <table:table-cell table:formula="of:=([.D16]-MIN([.D$2:.D$57]))/(7200-MIN([.D$2:.D$57]))*220" office:value-type="float" office:value="127.750355956336" calcext:value-type="float">
            <text:p>127.75</text:p>
          </table:table-cell>
          <table:table-cell office:value-type="float" office:value="168" calcext:value-type="float">
            <text:p>168.00</text:p>
          </table:table-cell>
          <table:table-cell office:value-type="float" office:value="90" calcext:value-type="float">
            <text:p>90.00</text:p>
          </table:table-cell>
          <table:table-cell table:formula="of:=[.G16]*12" office:value-type="float" office:value="2016" calcext:value-type="float">
            <text:p>2016.00</text:p>
          </table:table-cell>
          <table:table-cell table:formula="of:=[.H16]*12" office:value-type="float" office:value="1080" calcext:value-type="float">
            <text:p>1080.00</text:p>
          </table:table-cell>
          <table:table-cell table:number-columns-repeated="3"/>
        </table:table-row>
        <table:table-row table:style-name="ro1">
          <table:table-cell office:value-type="float" office:value="6948" calcext:value-type="float">
            <text:p>6948</text:p>
          </table:table-cell>
          <table:table-cell office:value-type="float" office:value="4530" calcext:value-type="float">
            <text:p>4530</text:p>
          </table:table-cell>
          <table:table-cell table:formula="of:=[.A17]-MIN([.A$2:.A$57])" office:value-type="float" office:value="2972" calcext:value-type="float">
            <text:p>2972</text:p>
          </table:table-cell>
          <table:table-cell table:formula="of:=MIN([.B$2:.B$57])-[.B17]+MAX([.B$2:.B$57])" office:value-type="float" office:value="6438" calcext:value-type="float">
            <text:p>6438</text:p>
          </table:table-cell>
          <table:table-cell table:formula="of:=([.C17]-496)/(MAX([.C$2:.C$57])-496)*[.$L$2]" office:value-type="float" office:value="126.86287870846" calcext:value-type="float">
            <text:p>126.86</text:p>
          </table:table-cell>
          <table:table-cell table:formula="of:=([.D17]-MIN([.D$2:.D$57]))/(7200-MIN([.D$2:.D$57]))*220" office:value-type="float" office:value="180.218319886094" calcext:value-type="float">
            <text:p>180.22</text:p>
          </table:table-cell>
          <table:table-cell table:number-columns-repeated="2"/>
          <table:table-cell table:formula="of:=[.G17]*12" office:value-type="float" office:value="0" calcext:value-type="float">
            <text:p>0.00</text:p>
          </table:table-cell>
          <table:table-cell table:formula="of:=[.H17]*12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5536" calcext:value-type="float">
            <text:p>5536</text:p>
          </table:table-cell>
          <table:table-cell table:formula="of:=[.A18]-MIN([.A$2:.A$57])" office:value-type="float" office:value="3774" calcext:value-type="float">
            <text:p>3774</text:p>
          </table:table-cell>
          <table:table-cell table:formula="of:=MIN([.B$2:.B$57])-[.B18]+MAX([.B$2:.B$57])" office:value-type="float" office:value="5432" calcext:value-type="float">
            <text:p>5432</text:p>
          </table:table-cell>
          <table:table-cell table:formula="of:=([.C18]-496)/(MAX([.C$2:.C$57])-496)*[.$L$2]" office:value-type="float" office:value="167.954974315966" calcext:value-type="float">
            <text:p>167.95</text:p>
          </table:table-cell>
          <table:table-cell table:formula="of:=([.D18]-MIN([.D$2:.D$57]))/(7200-MIN([.D$2:.D$57]))*220" office:value-type="float" office:value="127.698149027053" calcext:value-type="float">
            <text:p>127.70</text:p>
          </table:table-cell>
          <table:table-cell office:value-type="float" office:value="168" calcext:value-type="float">
            <text:p>168.00</text:p>
          </table:table-cell>
          <table:table-cell office:value-type="float" office:value="127.75" calcext:value-type="float">
            <text:p>127.75</text:p>
          </table:table-cell>
          <table:table-cell table:formula="of:=[.G18]*12" office:value-type="float" office:value="2016" calcext:value-type="float">
            <text:p>2016.00</text:p>
          </table:table-cell>
          <table:table-cell table:formula="of:=[.H18]*12" office:value-type="float" office:value="1533" calcext:value-type="float">
            <text:p>1533.00</text:p>
          </table:table-cell>
          <table:table-cell table:number-columns-repeated="3"/>
        </table:table-row>
        <table:table-row table:style-name="ro1">
          <table:table-cell office:value-type="float" office:value="7749" calcext:value-type="float">
            <text:p>7749</text:p>
          </table:table-cell>
          <table:table-cell office:value-type="float" office:value="4210" calcext:value-type="float">
            <text:p>4210</text:p>
          </table:table-cell>
          <table:table-cell table:formula="of:=[.A19]-MIN([.A$2:.A$57])" office:value-type="float" office:value="3773" calcext:value-type="float">
            <text:p>3773</text:p>
          </table:table-cell>
          <table:table-cell table:formula="of:=MIN([.B$2:.B$57])-[.B19]+MAX([.B$2:.B$57])" office:value-type="float" office:value="6758" calcext:value-type="float">
            <text:p>6758</text:p>
          </table:table-cell>
          <table:table-cell table:formula="of:=([.C19]-496)/(MAX([.C$2:.C$57])-496)*[.$L$2]" office:value-type="float" office:value="167.903737289024" calcext:value-type="float">
            <text:p>167.90</text:p>
          </table:table-cell>
          <table:table-cell table:formula="of:=([.D19]-MIN([.D$2:.D$57]))/(7200-MIN([.D$2:.D$57]))*220" office:value-type="float" office:value="196.924537256763" calcext:value-type="float">
            <text:p>196.92</text:p>
          </table:table-cell>
          <table:table-cell office:value-type="float" office:value="168" calcext:value-type="float">
            <text:p>168.00</text:p>
          </table:table-cell>
          <table:table-cell office:value-type="float" office:value="197" calcext:value-type="float">
            <text:p>197.00</text:p>
          </table:table-cell>
          <table:table-cell table:formula="of:=[.G19]*12" office:value-type="float" office:value="2016" calcext:value-type="float">
            <text:p>2016.00</text:p>
          </table:table-cell>
          <table:table-cell table:formula="of:=[.H19]*12" office:value-type="float" office:value="2364" calcext:value-type="float">
            <text:p>2364.00</text:p>
          </table:table-cell>
          <table:table-cell table:number-columns-repeated="3"/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5083" calcext:value-type="float">
            <text:p>5083</text:p>
          </table:table-cell>
          <table:table-cell table:formula="of:=[.A20]-MIN([.A$2:.A$57])" office:value-type="float" office:value="4574" calcext:value-type="float">
            <text:p>4574</text:p>
          </table:table-cell>
          <table:table-cell table:formula="of:=MIN([.B$2:.B$57])-[.B20]+MAX([.B$2:.B$57])" office:value-type="float" office:value="5885" calcext:value-type="float">
            <text:p>5885</text:p>
          </table:table-cell>
          <table:table-cell table:formula="of:=([.C20]-496)/(MAX([.C$2:.C$57])-496)*[.$L$2]" office:value-type="float" office:value="208.944595869588" calcext:value-type="float">
            <text:p>208.94</text:p>
          </table:table-cell>
          <table:table-cell table:formula="of:=([.D20]-MIN([.D$2:.D$57]))/(7200-MIN([.D$2:.D$57]))*220" office:value-type="float" office:value="151.347887992406" calcext:value-type="float">
            <text:p>151.35</text:p>
          </table:table-cell>
          <table:table-cell office:value-type="float" office:value="209" calcext:value-type="float">
            <text:p>209.00</text:p>
          </table:table-cell>
          <table:table-cell office:value-type="float" office:value="90" calcext:value-type="float">
            <text:p>90.00</text:p>
          </table:table-cell>
          <table:table-cell table:formula="of:=[.G20]*12" office:value-type="float" office:value="2508" calcext:value-type="float">
            <text:p>2508.00</text:p>
          </table:table-cell>
          <table:table-cell table:formula="of:=[.H20]*12" office:value-type="float" office:value="1080" calcext:value-type="float">
            <text:p>1080.00</text:p>
          </table:table-cell>
          <table:table-cell table:number-columns-repeated="3"/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4210" calcext:value-type="float">
            <text:p>4210</text:p>
          </table:table-cell>
          <table:table-cell table:formula="of:=[.A21]-MIN([.A$2:.A$57])" office:value-type="float" office:value="3774" calcext:value-type="float">
            <text:p>3774</text:p>
          </table:table-cell>
          <table:table-cell table:formula="of:=MIN([.B$2:.B$57])-[.B21]+MAX([.B$2:.B$57])" office:value-type="float" office:value="6758" calcext:value-type="float">
            <text:p>6758</text:p>
          </table:table-cell>
          <table:table-cell table:formula="of:=([.C21]-496)/(MAX([.C$2:.C$57])-496)*[.$L$2]" office:value-type="float" office:value="167.954974315966" calcext:value-type="float">
            <text:p>167.95</text:p>
          </table:table-cell>
          <table:table-cell table:formula="of:=([.D21]-MIN([.D$2:.D$57]))/(7200-MIN([.D$2:.D$57]))*220" office:value-type="float" office:value="196.924537256763" calcext:value-type="float">
            <text:p>196.92</text:p>
          </table:table-cell>
          <table:table-cell office:value-type="float" office:value="209" calcext:value-type="float">
            <text:p>209.00</text:p>
          </table:table-cell>
          <table:table-cell office:value-type="float" office:value="151.25" calcext:value-type="float">
            <text:p>151.25</text:p>
          </table:table-cell>
          <table:table-cell table:formula="of:=[.G21]*12" office:value-type="float" office:value="2508" calcext:value-type="float">
            <text:p>2508.00</text:p>
          </table:table-cell>
          <table:table-cell table:formula="of:=[.H21]*12" office:value-type="float" office:value="1815" calcext:value-type="float">
            <text:p>1815.00</text:p>
          </table:table-cell>
          <table:table-cell table:number-columns-repeated="3"/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5084" calcext:value-type="float">
            <text:p>5084</text:p>
          </table:table-cell>
          <table:table-cell table:formula="of:=[.A22]-MIN([.A$2:.A$57])" office:value-type="float" office:value="4574" calcext:value-type="float">
            <text:p>4574</text:p>
          </table:table-cell>
          <table:table-cell table:formula="of:=MIN([.B$2:.B$57])-[.B22]+MAX([.B$2:.B$57])" office:value-type="float" office:value="5884" calcext:value-type="float">
            <text:p>5884</text:p>
          </table:table-cell>
          <table:table-cell table:formula="of:=([.C22]-496)/(MAX([.C$2:.C$57])-496)*[.$L$2]" office:value-type="float" office:value="208.944595869588" calcext:value-type="float">
            <text:p>208.94</text:p>
          </table:table-cell>
          <table:table-cell table:formula="of:=([.D22]-MIN([.D$2:.D$57]))/(7200-MIN([.D$2:.D$57]))*220" office:value-type="float" office:value="151.295681063123" calcext:value-type="float">
            <text:p>151.30</text:p>
          </table:table-cell>
          <table:table-cell office:value-type="float" office:value="209" calcext:value-type="float">
            <text:p>209.00</text:p>
          </table:table-cell>
          <table:table-cell office:value-type="float" office:value="213" calcext:value-type="float">
            <text:p>213.00</text:p>
          </table:table-cell>
          <table:table-cell table:formula="of:=[.G22]*12" office:value-type="float" office:value="2508" calcext:value-type="float">
            <text:p>2508.00</text:p>
          </table:table-cell>
          <table:table-cell table:formula="of:=[.H22]*12" office:value-type="float" office:value="2556" calcext:value-type="float">
            <text:p>2556.00</text:p>
          </table:table-cell>
          <table:table-cell table:number-columns-repeated="3"/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3904" calcext:value-type="float">
            <text:p>3904</text:p>
          </table:table-cell>
          <table:table-cell table:formula="of:=[.A23]-MIN([.A$2:.A$57])" office:value-type="float" office:value="4574" calcext:value-type="float">
            <text:p>4574</text:p>
          </table:table-cell>
          <table:table-cell table:formula="of:=MIN([.B$2:.B$57])-[.B23]+MAX([.B$2:.B$57])" office:value-type="float" office:value="7064" calcext:value-type="float">
            <text:p>7064</text:p>
          </table:table-cell>
          <table:table-cell table:formula="of:=([.C23]-496)/(MAX([.C$2:.C$57])-496)*[.$L$2]" office:value-type="float" office:value="208.944595869588" calcext:value-type="float">
            <text:p>208.94</text:p>
          </table:table-cell>
          <table:table-cell table:formula="of:=([.D23]-MIN([.D$2:.D$57]))/(7200-MIN([.D$2:.D$57]))*220" office:value-type="float" office:value="212.899857617466" calcext:value-type="float">
            <text:p>212.90</text:p>
          </table:table-cell>
          <table:table-cell office:value-type="float" office:value="252.25" calcext:value-type="float">
            <text:p>252.25</text:p>
          </table:table-cell>
          <table:table-cell office:value-type="float" office:value="90" calcext:value-type="float">
            <text:p>90.00</text:p>
          </table:table-cell>
          <table:table-cell table:formula="of:=[.G23]*12" office:value-type="float" office:value="3027" calcext:value-type="float">
            <text:p>3027.00</text:p>
          </table:table-cell>
          <table:table-cell table:formula="of:=[.H23]*12" office:value-type="float" office:value="1080" calcext:value-type="float">
            <text:p>1080.00</text:p>
          </table:table-cell>
          <table:table-cell table:number-columns-repeated="3"/>
        </table:table-row>
        <table:table-row table:style-name="ro1">
          <table:table-cell office:value-type="float" office:value="9394" calcext:value-type="float">
            <text:p>9394</text:p>
          </table:table-cell>
          <table:table-cell office:value-type="float" office:value="4705" calcext:value-type="float">
            <text:p>4705</text:p>
          </table:table-cell>
          <table:table-cell table:formula="of:=[.A24]-MIN([.A$2:.A$57])" office:value-type="float" office:value="5418" calcext:value-type="float">
            <text:p>5418</text:p>
          </table:table-cell>
          <table:table-cell table:formula="of:=MIN([.B$2:.B$57])-[.B24]+MAX([.B$2:.B$57])" office:value-type="float" office:value="6263" calcext:value-type="float">
            <text:p>6263</text:p>
          </table:table-cell>
          <table:table-cell table:formula="of:=([.C24]-496)/(MAX([.C$2:.C$57])-496)*[.$L$2]" office:value-type="float" office:value="252.188646608659" calcext:value-type="float">
            <text:p>252.19</text:p>
          </table:table-cell>
          <table:table-cell table:formula="of:=([.D24]-MIN([.D$2:.D$57]))/(7200-MIN([.D$2:.D$57]))*220" office:value-type="float" office:value="171.082107261509" calcext:value-type="float">
            <text:p>171.08</text:p>
          </table:table-cell>
          <table:table-cell office:value-type="float" office:value="252.25" calcext:value-type="float">
            <text:p>252.25</text:p>
          </table:table-cell>
          <table:table-cell office:value-type="float" office:value="171" calcext:value-type="float">
            <text:p>171.00</text:p>
          </table:table-cell>
          <table:table-cell table:formula="of:=[.G24]*12" office:value-type="float" office:value="3027" calcext:value-type="float">
            <text:p>3027.00</text:p>
          </table:table-cell>
          <table:table-cell table:formula="of:=[.H24]*12" office:value-type="float" office:value="2052" calcext:value-type="float">
            <text:p>2052.00</text:p>
          </table:table-cell>
          <table:table-cell table:number-columns-repeated="3"/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3904" calcext:value-type="float">
            <text:p>3904</text:p>
          </table:table-cell>
          <table:table-cell table:formula="of:=[.A25]-MIN([.A$2:.A$57])" office:value-type="float" office:value="4574" calcext:value-type="float">
            <text:p>4574</text:p>
          </table:table-cell>
          <table:table-cell table:formula="of:=MIN([.B$2:.B$57])-[.B25]+MAX([.B$2:.B$57])" office:value-type="float" office:value="7064" calcext:value-type="float">
            <text:p>7064</text:p>
          </table:table-cell>
          <table:table-cell table:formula="of:=([.C25]-496)/(MAX([.C$2:.C$57])-496)*[.$L$2]" office:value-type="float" office:value="208.944595869588" calcext:value-type="float">
            <text:p>208.94</text:p>
          </table:table-cell>
          <table:table-cell table:formula="of:=([.D25]-MIN([.D$2:.D$57]))/(7200-MIN([.D$2:.D$57]))*220" office:value-type="float" office:value="212.899857617466" calcext:value-type="float">
            <text:p>212.90</text:p>
          </table:table-cell>
          <table:table-cell office:value-type="float" office:value="252.25" calcext:value-type="float">
            <text:p>252.25</text:p>
          </table:table-cell>
          <table:table-cell office:value-type="float" office:value="227.25" calcext:value-type="float">
            <text:p>227.25</text:p>
          </table:table-cell>
          <table:table-cell table:formula="of:=[.G25]*12" office:value-type="float" office:value="3027" calcext:value-type="float">
            <text:p>3027.00</text:p>
          </table:table-cell>
          <table:table-cell table:formula="of:=[.H25]*12" office:value-type="float" office:value="2727" calcext:value-type="float">
            <text:p>2727.00</text:p>
          </table:table-cell>
          <table:table-cell table:number-columns-repeated="3"/>
        </table:table-row>
        <table:table-row table:style-name="ro1">
          <table:table-cell office:value-type="float" office:value="9394" calcext:value-type="float">
            <text:p>9394</text:p>
          </table:table-cell>
          <table:table-cell office:value-type="float" office:value="4706" calcext:value-type="float">
            <text:p>4706</text:p>
          </table:table-cell>
          <table:table-cell table:formula="of:=[.A26]-MIN([.A$2:.A$57])" office:value-type="float" office:value="5418" calcext:value-type="float">
            <text:p>5418</text:p>
          </table:table-cell>
          <table:table-cell table:formula="of:=MIN([.B$2:.B$57])-[.B26]+MAX([.B$2:.B$57])" office:value-type="float" office:value="6262" calcext:value-type="float">
            <text:p>6262</text:p>
          </table:table-cell>
          <table:table-cell table:formula="of:=([.C26]-496)/(MAX([.C$2:.C$57])-496)*[.$L$2]" office:value-type="float" office:value="252.188646608659" calcext:value-type="float">
            <text:p>252.19</text:p>
          </table:table-cell>
          <table:table-cell table:formula="of:=([.D26]-MIN([.D$2:.D$57]))/(7200-MIN([.D$2:.D$57]))*220" office:value-type="float" office:value="171.029900332226" calcext:value-type="float">
            <text:p>171.03</text:p>
          </table:table-cell>
          <table:table-cell office:value-type="float" office:value="294.75" calcext:value-type="float">
            <text:p>294.75</text:p>
          </table:table-cell>
          <table:table-cell office:value-type="float" office:value="90" calcext:value-type="float">
            <text:p>90.00</text:p>
          </table:table-cell>
          <table:table-cell table:formula="of:=[.G26]*12" office:value-type="float" office:value="3537" calcext:value-type="float">
            <text:p>3537.00</text:p>
          </table:table-cell>
          <table:table-cell table:formula="of:=[.H26]*12" office:value-type="float" office:value="1080" calcext:value-type="float">
            <text:p>1080.00</text:p>
          </table:table-cell>
          <table:table-cell table:number-columns-repeated="3"/>
        </table:table-row>
        <table:table-row table:style-name="ro1">
          <table:table-cell office:value-type="float" office:value="9394" calcext:value-type="float">
            <text:p>9394</text:p>
          </table:table-cell>
          <table:table-cell office:value-type="float" office:value="3627" calcext:value-type="float">
            <text:p>3627</text:p>
          </table:table-cell>
          <table:table-cell table:formula="of:=[.A27]-MIN([.A$2:.A$57])" office:value-type="float" office:value="5418" calcext:value-type="float">
            <text:p>5418</text:p>
          </table:table-cell>
          <table:table-cell table:formula="of:=MIN([.B$2:.B$57])-[.B27]+MAX([.B$2:.B$57])" office:value-type="float" office:value="7341" calcext:value-type="float">
            <text:p>7341</text:p>
          </table:table-cell>
          <table:table-cell table:formula="of:=([.C27]-496)/(MAX([.C$2:.C$57])-496)*[.$L$2]" office:value-type="float" office:value="252.188646608659" calcext:value-type="float">
            <text:p>252.19</text:p>
          </table:table-cell>
          <table:table-cell table:formula="of:=([.D27]-MIN([.D$2:.D$57]))/(7200-MIN([.D$2:.D$57]))*220" office:value-type="float" office:value="227.361177028951" calcext:value-type="float">
            <text:p>227.36</text:p>
          </table:table-cell>
          <table:table-cell office:value-type="float" office:value="294.75" calcext:value-type="float">
            <text:p>294.75</text:p>
          </table:table-cell>
          <table:table-cell office:value-type="float" office:value="187" calcext:value-type="float">
            <text:p>187.00</text:p>
          </table:table-cell>
          <table:table-cell table:formula="of:=[.G27]*12" office:value-type="float" office:value="3537" calcext:value-type="float">
            <text:p>3537.00</text:p>
          </table:table-cell>
          <table:table-cell table:formula="of:=[.H27]*12" office:value-type="float" office:value="2244" calcext:value-type="float">
            <text:p>2244.00</text:p>
          </table:table-cell>
          <table:table-cell table:number-columns-repeated="3"/>
        </table:table-row>
        <table:table-row table:style-name="ro1">
          <table:table-cell office:value-type="float" office:value="10224" calcext:value-type="float">
            <text:p>10224</text:p>
          </table:table-cell>
          <table:table-cell office:value-type="float" office:value="4399" calcext:value-type="float">
            <text:p>4399</text:p>
          </table:table-cell>
          <table:table-cell table:formula="of:=[.A28]-MIN([.A$2:.A$57])" office:value-type="float" office:value="6248" calcext:value-type="float">
            <text:p>6248</text:p>
          </table:table-cell>
          <table:table-cell table:formula="of:=MIN([.B$2:.B$57])-[.B28]+MAX([.B$2:.B$57])" office:value-type="float" office:value="6569" calcext:value-type="float">
            <text:p>6569</text:p>
          </table:table-cell>
          <table:table-cell table:formula="of:=([.C28]-496)/(MAX([.C$2:.C$57])-496)*[.$L$2]" office:value-type="float" office:value="294.715378970542" calcext:value-type="float">
            <text:p>294.72</text:p>
          </table:table-cell>
          <table:table-cell table:formula="of:=([.D28]-MIN([.D$2:.D$57]))/(7200-MIN([.D$2:.D$57]))*220" office:value-type="float" office:value="187.057427622212" calcext:value-type="float">
            <text:p>187.06</text:p>
          </table:table-cell>
          <table:table-cell office:value-type="float" office:value="294.75" calcext:value-type="float">
            <text:p>294.75</text:p>
          </table:table-cell>
          <table:table-cell office:value-type="float" office:value="238.75" calcext:value-type="float">
            <text:p>238.75</text:p>
          </table:table-cell>
          <table:table-cell table:formula="of:=[.G28]*12" office:value-type="float" office:value="3537" calcext:value-type="float">
            <text:p>3537.00</text:p>
          </table:table-cell>
          <table:table-cell table:formula="of:=[.H28]*12" office:value-type="float" office:value="2865" calcext:value-type="float">
            <text:p>2865.00</text:p>
          </table:table-cell>
          <table:table-cell table:number-columns-repeated="3"/>
        </table:table-row>
        <table:table-row table:style-name="ro1">
          <table:table-cell office:value-type="float" office:value="9394" calcext:value-type="float">
            <text:p>9394</text:p>
          </table:table-cell>
          <table:table-cell office:value-type="float" office:value="3628" calcext:value-type="float">
            <text:p>3628</text:p>
          </table:table-cell>
          <table:table-cell table:formula="of:=[.A29]-MIN([.A$2:.A$57])" office:value-type="float" office:value="5418" calcext:value-type="float">
            <text:p>5418</text:p>
          </table:table-cell>
          <table:table-cell table:formula="of:=MIN([.B$2:.B$57])-[.B29]+MAX([.B$2:.B$57])" office:value-type="float" office:value="7340" calcext:value-type="float">
            <text:p>7340</text:p>
          </table:table-cell>
          <table:table-cell table:formula="of:=([.C29]-496)/(MAX([.C$2:.C$57])-496)*[.$L$2]" office:value-type="float" office:value="252.188646608659" calcext:value-type="float">
            <text:p>252.19</text:p>
          </table:table-cell>
          <table:table-cell table:formula="of:=([.D29]-MIN([.D$2:.D$57]))/(7200-MIN([.D$2:.D$57]))*220" office:value-type="float" office:value="227.308970099668" calcext:value-type="float">
            <text:p>227.31</text:p>
          </table:table-cell>
          <table:table-cell office:value-type="float" office:value="337.25" calcext:value-type="float">
            <text:p>337.25</text:p>
          </table:table-cell>
          <table:table-cell office:value-type="float" office:value="90" calcext:value-type="float">
            <text:p>90.00</text:p>
          </table:table-cell>
          <table:table-cell table:formula="of:=[.G29]*12" office:value-type="float" office:value="4047" calcext:value-type="float">
            <text:p>4047.00</text:p>
          </table:table-cell>
          <table:table-cell table:formula="of:=[.H29]*12" office:value-type="float" office:value="1080" calcext:value-type="float">
            <text:p>1080.00</text:p>
          </table:table-cell>
          <table:table-cell table:number-columns-repeated="3"/>
        </table:table-row>
        <table:table-row table:style-name="ro1">
          <table:table-cell office:value-type="float" office:value="10224" calcext:value-type="float">
            <text:p>10224</text:p>
          </table:table-cell>
          <table:table-cell office:value-type="float" office:value="4400" calcext:value-type="float">
            <text:p>4400</text:p>
          </table:table-cell>
          <table:table-cell table:formula="of:=[.A30]-MIN([.A$2:.A$57])" office:value-type="float" office:value="6248" calcext:value-type="float">
            <text:p>6248</text:p>
          </table:table-cell>
          <table:table-cell table:formula="of:=MIN([.B$2:.B$57])-[.B30]+MAX([.B$2:.B$57])" office:value-type="float" office:value="6568" calcext:value-type="float">
            <text:p>6568</text:p>
          </table:table-cell>
          <table:table-cell table:formula="of:=([.C30]-496)/(MAX([.C$2:.C$57])-496)*[.$L$2]" office:value-type="float" office:value="294.715378970542" calcext:value-type="float">
            <text:p>294.72</text:p>
          </table:table-cell>
          <table:table-cell table:formula="of:=([.D30]-MIN([.D$2:.D$57]))/(7200-MIN([.D$2:.D$57]))*220" office:value-type="float" office:value="187.005220692928" calcext:value-type="float">
            <text:p>187.01</text:p>
          </table:table-cell>
          <table:table-cell office:value-type="float" office:value="337.25" calcext:value-type="float">
            <text:p>337.25</text:p>
          </table:table-cell>
          <table:table-cell office:value-type="float" office:value="201.5" calcext:value-type="float">
            <text:p>201.50</text:p>
          </table:table-cell>
          <table:table-cell table:formula="of:=[.G30]*12" office:value-type="float" office:value="4047" calcext:value-type="float">
            <text:p>4047.00</text:p>
          </table:table-cell>
          <table:table-cell table:formula="of:=[.H30]*12" office:value-type="float" office:value="2418" calcext:value-type="float">
            <text:p>2418.00</text:p>
          </table:table-cell>
          <table:table-cell table:number-columns-repeated="3"/>
        </table:table-row>
        <table:table-row table:style-name="ro1">
          <table:table-cell office:value-type="float" office:value="10224" calcext:value-type="float">
            <text:p>10224</text:p>
          </table:table-cell>
          <table:table-cell office:value-type="float" office:value="3409" calcext:value-type="float">
            <text:p>3409</text:p>
          </table:table-cell>
          <table:table-cell table:formula="of:=[.A31]-MIN([.A$2:.A$57])" office:value-type="float" office:value="6248" calcext:value-type="float">
            <text:p>6248</text:p>
          </table:table-cell>
          <table:table-cell table:formula="of:=MIN([.B$2:.B$57])-[.B31]+MAX([.B$2:.B$57])" office:value-type="float" office:value="7559" calcext:value-type="float">
            <text:p>7559</text:p>
          </table:table-cell>
          <table:table-cell table:formula="of:=([.C31]-496)/(MAX([.C$2:.C$57])-496)*[.$L$2]" office:value-type="float" office:value="294.715378970542" calcext:value-type="float">
            <text:p>294.72</text:p>
          </table:table-cell>
          <table:table-cell table:formula="of:=([.D31]-MIN([.D$2:.D$57]))/(7200-MIN([.D$2:.D$57]))*220" office:value-type="float" office:value="238.74228761272" calcext:value-type="float">
            <text:p>238.74</text:p>
          </table:table-cell>
          <table:table-cell office:value-type="float" office:value="337.25" calcext:value-type="float">
            <text:p>337.25</text:p>
          </table:table-cell>
          <table:table-cell office:value-type="float" office:value="247.25" calcext:value-type="float">
            <text:p>247.25</text:p>
          </table:table-cell>
          <table:table-cell table:formula="of:=[.G31]*12" office:value-type="float" office:value="4047" calcext:value-type="float">
            <text:p>4047.00</text:p>
          </table:table-cell>
          <table:table-cell table:formula="of:=[.H31]*12" office:value-type="float" office:value="2967" calcext:value-type="float">
            <text:p>2967.00</text:p>
          </table:table-cell>
          <table:table-cell table:number-columns-repeated="3"/>
        </table:table-row>
        <table:table-row table:style-name="ro1">
          <table:table-cell office:value-type="float" office:value="11055" calcext:value-type="float">
            <text:p>11055</text:p>
          </table:table-cell>
          <table:table-cell office:value-type="float" office:value="4122" calcext:value-type="float">
            <text:p>4122</text:p>
          </table:table-cell>
          <table:table-cell table:formula="of:=[.A32]-MIN([.A$2:.A$57])" office:value-type="float" office:value="7079" calcext:value-type="float">
            <text:p>7079</text:p>
          </table:table-cell>
          <table:table-cell table:formula="of:=MIN([.B$2:.B$57])-[.B32]+MAX([.B$2:.B$57])" office:value-type="float" office:value="6846" calcext:value-type="float">
            <text:p>6846</text:p>
          </table:table-cell>
          <table:table-cell table:formula="of:=([.C32]-496)/(MAX([.C$2:.C$57])-496)*[.$L$2]" office:value-type="float" office:value="337.293348359367" calcext:value-type="float">
            <text:p>337.29</text:p>
          </table:table-cell>
          <table:table-cell table:formula="of:=([.D32]-MIN([.D$2:.D$57]))/(7200-MIN([.D$2:.D$57]))*220" office:value-type="float" office:value="201.518747033697" calcext:value-type="float">
            <text:p>201.52</text:p>
          </table:table-cell>
          <table:table-cell office:value-type="float" office:value="381.25" calcext:value-type="float">
            <text:p>381.25</text:p>
          </table:table-cell>
          <table:table-cell office:value-type="float" office:value="90" calcext:value-type="float">
            <text:p>90.00</text:p>
          </table:table-cell>
          <table:table-cell table:formula="of:=[.G32]*12" office:value-type="float" office:value="4575" calcext:value-type="float">
            <text:p>4575.00</text:p>
          </table:table-cell>
          <table:table-cell table:formula="of:=[.H32]*12" office:value-type="float" office:value="1080" calcext:value-type="float">
            <text:p>1080.00</text:p>
          </table:table-cell>
          <table:table-cell table:number-columns-repeated="3"/>
        </table:table-row>
        <table:table-row table:style-name="ro1">
          <table:table-cell office:value-type="float" office:value="10224" calcext:value-type="float">
            <text:p>10224</text:p>
          </table:table-cell>
          <table:table-cell office:value-type="float" office:value="3410" calcext:value-type="float">
            <text:p>3410</text:p>
          </table:table-cell>
          <table:table-cell table:formula="of:=[.A33]-MIN([.A$2:.A$57])" office:value-type="float" office:value="6248" calcext:value-type="float">
            <text:p>6248</text:p>
          </table:table-cell>
          <table:table-cell table:formula="of:=MIN([.B$2:.B$57])-[.B33]+MAX([.B$2:.B$57])" office:value-type="float" office:value="7558" calcext:value-type="float">
            <text:p>7558</text:p>
          </table:table-cell>
          <table:table-cell table:formula="of:=([.C33]-496)/(MAX([.C$2:.C$57])-496)*[.$L$2]" office:value-type="float" office:value="294.715378970542" calcext:value-type="float">
            <text:p>294.72</text:p>
          </table:table-cell>
          <table:table-cell table:formula="of:=([.D33]-MIN([.D$2:.D$57]))/(7200-MIN([.D$2:.D$57]))*220" office:value-type="float" office:value="238.690080683436" calcext:value-type="float">
            <text:p>238.69</text:p>
          </table:table-cell>
          <table:table-cell office:value-type="float" office:value="381.25" calcext:value-type="float">
            <text:p>381.25</text:p>
          </table:table-cell>
          <table:table-cell office:value-type="float" office:value="211.25" calcext:value-type="float">
            <text:p>211.25</text:p>
          </table:table-cell>
          <table:table-cell table:formula="of:=[.G33]*12" office:value-type="float" office:value="4575" calcext:value-type="float">
            <text:p>4575.00</text:p>
          </table:table-cell>
          <table:table-cell table:formula="of:=[.H33]*12" office:value-type="float" office:value="2535" calcext:value-type="float">
            <text:p>2535.00</text:p>
          </table:table-cell>
          <table:table-cell table:number-columns-repeated="3"/>
        </table:table-row>
        <table:table-row table:style-name="ro1">
          <table:table-cell office:value-type="float" office:value="11056" calcext:value-type="float">
            <text:p>11056</text:p>
          </table:table-cell>
          <table:table-cell office:value-type="float" office:value="4122" calcext:value-type="float">
            <text:p>4122</text:p>
          </table:table-cell>
          <table:table-cell table:formula="of:=[.A34]-MIN([.A$2:.A$57])" office:value-type="float" office:value="7080" calcext:value-type="float">
            <text:p>7080</text:p>
          </table:table-cell>
          <table:table-cell table:formula="of:=MIN([.B$2:.B$57])-[.B34]+MAX([.B$2:.B$57])" office:value-type="float" office:value="6846" calcext:value-type="float">
            <text:p>6846</text:p>
          </table:table-cell>
          <table:table-cell table:formula="of:=([.C34]-496)/(MAX([.C$2:.C$57])-496)*[.$L$2]" office:value-type="float" office:value="337.344585386309" calcext:value-type="float">
            <text:p>337.34</text:p>
          </table:table-cell>
          <table:table-cell table:formula="of:=([.D34]-MIN([.D$2:.D$57]))/(7200-MIN([.D$2:.D$57]))*220" office:value-type="float" office:value="201.518747033697" calcext:value-type="float">
            <text:p>201.52</text:p>
          </table:table-cell>
          <table:table-cell office:value-type="float" office:value="381.25" calcext:value-type="float">
            <text:p>381.25</text:p>
          </table:table-cell>
          <table:table-cell office:value-type="float" office:value="254" calcext:value-type="float">
            <text:p>254.00</text:p>
          </table:table-cell>
          <table:table-cell table:formula="of:=[.G34]*12" office:value-type="float" office:value="4575" calcext:value-type="float">
            <text:p>4575.00</text:p>
          </table:table-cell>
          <table:table-cell table:formula="of:=[.H34]*12" office:value-type="float" office:value="3048" calcext:value-type="float">
            <text:p>3048.00</text:p>
          </table:table-cell>
          <table:table-cell table:number-columns-repeated="3"/>
        </table:table-row>
        <table:table-row table:style-name="ro1">
          <table:table-cell office:value-type="float" office:value="11055" calcext:value-type="float">
            <text:p>11055</text:p>
          </table:table-cell>
          <table:table-cell office:value-type="float" office:value="3248" calcext:value-type="float">
            <text:p>3248</text:p>
          </table:table-cell>
          <table:table-cell table:formula="of:=[.A35]-MIN([.A$2:.A$57])" office:value-type="float" office:value="7079" calcext:value-type="float">
            <text:p>7079</text:p>
          </table:table-cell>
          <table:table-cell table:formula="of:=MIN([.B$2:.B$57])-[.B35]+MAX([.B$2:.B$57])" office:value-type="float" office:value="7720" calcext:value-type="float">
            <text:p>7720</text:p>
          </table:table-cell>
          <table:table-cell table:formula="of:=([.C35]-496)/(MAX([.C$2:.C$57])-496)*[.$L$2]" office:value-type="float" office:value="337.293348359367" calcext:value-type="float">
            <text:p>337.29</text:p>
          </table:table-cell>
          <table:table-cell table:formula="of:=([.D35]-MIN([.D$2:.D$57]))/(7200-MIN([.D$2:.D$57]))*220" office:value-type="float" office:value="247.147603227337" calcext:value-type="float">
            <text:p>247.15</text:p>
          </table:table-cell>
          <table:table-cell office:value-type="float" office:value="423" calcext:value-type="float">
            <text:p>423.00</text:p>
          </table:table-cell>
          <table:table-cell office:value-type="float" office:value="90" calcext:value-type="float">
            <text:p>90.00</text:p>
          </table:table-cell>
          <table:table-cell table:formula="of:=[.G35]*12" office:value-type="float" office:value="5076" calcext:value-type="float">
            <text:p>5076.00</text:p>
          </table:table-cell>
          <table:table-cell table:formula="of:=[.H35]*12" office:value-type="float" office:value="1080" calcext:value-type="float">
            <text:p>1080.00</text:p>
          </table:table-cell>
          <table:table-cell table:number-columns-repeated="3"/>
        </table:table-row>
        <table:table-row table:style-name="ro1">
          <table:table-cell office:value-type="float" office:value="11914" calcext:value-type="float">
            <text:p>11914</text:p>
          </table:table-cell>
          <table:table-cell office:value-type="float" office:value="3933" calcext:value-type="float">
            <text:p>3933</text:p>
          </table:table-cell>
          <table:table-cell table:formula="of:=[.A36]-MIN([.A$2:.A$57])" office:value-type="float" office:value="7938" calcext:value-type="float">
            <text:p>7938</text:p>
          </table:table-cell>
          <table:table-cell table:formula="of:=MIN([.B$2:.B$57])-[.B36]+MAX([.B$2:.B$57])" office:value-type="float" office:value="7035" calcext:value-type="float">
            <text:p>7035</text:p>
          </table:table-cell>
          <table:table-cell table:formula="of:=([.C36]-496)/(MAX([.C$2:.C$57])-496)*[.$L$2]" office:value-type="float" office:value="381.305954502568" calcext:value-type="float">
            <text:p>381.31</text:p>
          </table:table-cell>
          <table:table-cell table:formula="of:=([.D36]-MIN([.D$2:.D$57]))/(7200-MIN([.D$2:.D$57]))*220" office:value-type="float" office:value="211.385856668249" calcext:value-type="float">
            <text:p>211.39</text:p>
          </table:table-cell>
          <table:table-cell office:value-type="float" office:value="423" calcext:value-type="float">
            <text:p>423.00</text:p>
          </table:table-cell>
          <table:table-cell office:value-type="float" office:value="218.25" calcext:value-type="float">
            <text:p>218.25</text:p>
          </table:table-cell>
          <table:table-cell table:formula="of:=[.G36]*12" office:value-type="float" office:value="5076" calcext:value-type="float">
            <text:p>5076.00</text:p>
          </table:table-cell>
          <table:table-cell table:formula="of:=[.H36]*12" office:value-type="float" office:value="2619" calcext:value-type="float">
            <text:p>2619.00</text:p>
          </table:table-cell>
          <table:table-cell table:number-columns-repeated="3"/>
        </table:table-row>
        <table:table-row table:style-name="ro1">
          <table:table-cell office:value-type="float" office:value="11056" calcext:value-type="float">
            <text:p>11056</text:p>
          </table:table-cell>
          <table:table-cell office:value-type="float" office:value="3248" calcext:value-type="float">
            <text:p>3248</text:p>
          </table:table-cell>
          <table:table-cell table:formula="of:=[.A37]-MIN([.A$2:.A$57])" office:value-type="float" office:value="7080" calcext:value-type="float">
            <text:p>7080</text:p>
          </table:table-cell>
          <table:table-cell table:formula="of:=MIN([.B$2:.B$57])-[.B37]+MAX([.B$2:.B$57])" office:value-type="float" office:value="7720" calcext:value-type="float">
            <text:p>7720</text:p>
          </table:table-cell>
          <table:table-cell table:formula="of:=([.C37]-496)/(MAX([.C$2:.C$57])-496)*[.$L$2]" office:value-type="float" office:value="337.344585386309" calcext:value-type="float">
            <text:p>337.34</text:p>
          </table:table-cell>
          <table:table-cell table:formula="of:=([.D37]-MIN([.D$2:.D$57]))/(7200-MIN([.D$2:.D$57]))*220" office:value-type="float" office:value="247.147603227337" calcext:value-type="float">
            <text:p>247.15</text:p>
          </table:table-cell>
          <table:table-cell office:value-type="float" office:value="423" calcext:value-type="float">
            <text:p>423.00</text:p>
          </table:table-cell>
          <table:table-cell office:value-type="float" office:value="258.5" calcext:value-type="float">
            <text:p>258.50</text:p>
          </table:table-cell>
          <table:table-cell table:formula="of:=[.G37]*12" office:value-type="float" office:value="5076" calcext:value-type="float">
            <text:p>5076.00</text:p>
          </table:table-cell>
          <table:table-cell table:formula="of:=[.H37]*12" office:value-type="float" office:value="3102" calcext:value-type="float">
            <text:p>3102.00</text:p>
          </table:table-cell>
          <table:table-cell table:number-columns-repeated="3"/>
        </table:table-row>
        <table:table-row table:style-name="ro1">
          <table:table-cell office:value-type="float" office:value="11914" calcext:value-type="float">
            <text:p>11914</text:p>
          </table:table-cell>
          <table:table-cell office:value-type="float" office:value="3934" calcext:value-type="float">
            <text:p>3934</text:p>
          </table:table-cell>
          <table:table-cell table:formula="of:=[.A38]-MIN([.A$2:.A$57])" office:value-type="float" office:value="7938" calcext:value-type="float">
            <text:p>7938</text:p>
          </table:table-cell>
          <table:table-cell table:formula="of:=MIN([.B$2:.B$57])-[.B38]+MAX([.B$2:.B$57])" office:value-type="float" office:value="7034" calcext:value-type="float">
            <text:p>7034</text:p>
          </table:table-cell>
          <table:table-cell table:formula="of:=([.C38]-496)/(MAX([.C$2:.C$57])-496)*[.$L$2]" office:value-type="float" office:value="381.305954502568" calcext:value-type="float">
            <text:p>381.31</text:p>
          </table:table-cell>
          <table:table-cell table:formula="of:=([.D38]-MIN([.D$2:.D$57]))/(7200-MIN([.D$2:.D$57]))*220" office:value-type="float" office:value="211.333649738965" calcext:value-type="float">
            <text:p>211.33</text:p>
          </table:table-cell>
          <table:table-cell office:value-type="float" office:value="467.75" calcext:value-type="float">
            <text:p>467.75</text:p>
          </table:table-cell>
          <table:table-cell office:value-type="float" office:value="90" calcext:value-type="float">
            <text:p>90.00</text:p>
          </table:table-cell>
          <table:table-cell table:formula="of:=[.G38]*12" office:value-type="float" office:value="5613" calcext:value-type="float">
            <text:p>5613.00</text:p>
          </table:table-cell>
          <table:table-cell table:formula="of:=[.H38]*12" office:value-type="float" office:value="1080" calcext:value-type="float">
            <text:p>1080.00</text:p>
          </table:table-cell>
          <table:table-cell table:number-columns-repeated="3"/>
        </table:table-row>
        <table:table-row table:style-name="ro1">
          <table:table-cell office:value-type="float" office:value="11914" calcext:value-type="float">
            <text:p>11914</text:p>
          </table:table-cell>
          <table:table-cell office:value-type="float" office:value="3117" calcext:value-type="float">
            <text:p>3117</text:p>
          </table:table-cell>
          <table:table-cell table:formula="of:=[.A39]-MIN([.A$2:.A$57])" office:value-type="float" office:value="7938" calcext:value-type="float">
            <text:p>7938</text:p>
          </table:table-cell>
          <table:table-cell table:formula="of:=MIN([.B$2:.B$57])-[.B39]+MAX([.B$2:.B$57])" office:value-type="float" office:value="7851" calcext:value-type="float">
            <text:p>7851</text:p>
          </table:table-cell>
          <table:table-cell table:formula="of:=([.C39]-496)/(MAX([.C$2:.C$57])-496)*[.$L$2]" office:value-type="float" office:value="381.305954502568" calcext:value-type="float">
            <text:p>381.31</text:p>
          </table:table-cell>
          <table:table-cell table:formula="of:=([.D39]-MIN([.D$2:.D$57]))/(7200-MIN([.D$2:.D$57]))*220" office:value-type="float" office:value="253.986710963455" calcext:value-type="float">
            <text:p>253.99</text:p>
          </table:table-cell>
          <table:table-cell office:value-type="float" office:value="467.75" calcext:value-type="float">
            <text:p>467.75</text:p>
          </table:table-cell>
          <table:table-cell office:value-type="float" office:value="219.75" calcext:value-type="float">
            <text:p>219.75</text:p>
          </table:table-cell>
          <table:table-cell table:formula="of:=[.G39]*12" office:value-type="float" office:value="5613" calcext:value-type="float">
            <text:p>5613.00</text:p>
          </table:table-cell>
          <table:table-cell table:formula="of:=[.H39]*12" office:value-type="float" office:value="2637" calcext:value-type="float">
            <text:p>2637.00</text:p>
          </table:table-cell>
          <table:table-cell table:number-columns-repeated="3"/>
        </table:table-row>
        <table:table-row table:style-name="ro1">
          <table:table-cell office:value-type="float" office:value="12729" calcext:value-type="float">
            <text:p>12729</text:p>
          </table:table-cell>
          <table:table-cell office:value-type="float" office:value="3802" calcext:value-type="float">
            <text:p>3802</text:p>
          </table:table-cell>
          <table:table-cell table:formula="of:=[.A40]-MIN([.A$2:.A$57])" office:value-type="float" office:value="8753" calcext:value-type="float">
            <text:p>8753</text:p>
          </table:table-cell>
          <table:table-cell table:formula="of:=MIN([.B$2:.B$57])-[.B40]+MAX([.B$2:.B$57])" office:value-type="float" office:value="7166" calcext:value-type="float">
            <text:p>7166</text:p>
          </table:table-cell>
          <table:table-cell table:formula="of:=([.C40]-496)/(MAX([.C$2:.C$57])-496)*[.$L$2]" office:value-type="float" office:value="423.064131460321" calcext:value-type="float">
            <text:p>423.06</text:p>
          </table:table-cell>
          <table:table-cell table:formula="of:=([.D40]-MIN([.D$2:.D$57]))/(7200-MIN([.D$2:.D$57]))*220" office:value-type="float" office:value="218.224964404366" calcext:value-type="float">
            <text:p>218.22</text:p>
          </table:table-cell>
          <table:table-cell office:value-type="float" office:value="467.75" calcext:value-type="float">
            <text:p>467.75</text:p>
          </table:table-cell>
          <table:table-cell office:value-type="float" office:value="260.75" calcext:value-type="float">
            <text:p>260.75</text:p>
          </table:table-cell>
          <table:table-cell table:formula="of:=[.G40]*12" office:value-type="float" office:value="5613" calcext:value-type="float">
            <text:p>5613.00</text:p>
          </table:table-cell>
          <table:table-cell table:formula="of:=[.H40]*12" office:value-type="float" office:value="3129" calcext:value-type="float">
            <text:p>3129.00</text:p>
          </table:table-cell>
          <table:table-cell table:number-columns-repeated="3"/>
        </table:table-row>
        <table:table-row table:style-name="ro1">
          <table:table-cell office:value-type="float" office:value="11914" calcext:value-type="float">
            <text:p>11914</text:p>
          </table:table-cell>
          <table:table-cell office:value-type="float" office:value="3118" calcext:value-type="float">
            <text:p>3118</text:p>
          </table:table-cell>
          <table:table-cell table:formula="of:=[.A41]-MIN([.A$2:.A$57])" office:value-type="float" office:value="7938" calcext:value-type="float">
            <text:p>7938</text:p>
          </table:table-cell>
          <table:table-cell table:formula="of:=MIN([.B$2:.B$57])-[.B41]+MAX([.B$2:.B$57])" office:value-type="float" office:value="7850" calcext:value-type="float">
            <text:p>7850</text:p>
          </table:table-cell>
          <table:table-cell table:formula="of:=([.C41]-496)/(MAX([.C$2:.C$57])-496)*[.$L$2]" office:value-type="float" office:value="381.305954502568" calcext:value-type="float">
            <text:p>381.31</text:p>
          </table:table-cell>
          <table:table-cell table:formula="of:=([.D41]-MIN([.D$2:.D$57]))/(7200-MIN([.D$2:.D$57]))*220" office:value-type="float" office:value="253.934504034172" calcext:value-type="float">
            <text:p>253.93</text:p>
          </table:table-cell>
          <table:table-cell office:value-type="float" office:value="488.25" calcext:value-type="float">
            <text:p>488.25</text:p>
          </table:table-cell>
          <table:table-cell office:value-type="float" office:value="90" calcext:value-type="float">
            <text:p>90.00</text:p>
          </table:table-cell>
          <table:table-cell table:formula="of:=[.G41]*12" office:value-type="float" office:value="5859" calcext:value-type="float">
            <text:p>5859.00</text:p>
          </table:table-cell>
          <table:table-cell table:formula="of:=[.H41]*12" office:value-type="float" office:value="1080" calcext:value-type="float">
            <text:p>1080.00</text:p>
          </table:table-cell>
          <table:table-cell table:number-columns-repeated="3"/>
        </table:table-row>
        <table:table-row table:style-name="ro1">
          <table:table-cell office:value-type="float" office:value="12730" calcext:value-type="float">
            <text:p>12730</text:p>
          </table:table-cell>
          <table:table-cell office:value-type="float" office:value="3802" calcext:value-type="float">
            <text:p>3802</text:p>
          </table:table-cell>
          <table:table-cell table:formula="of:=[.A42]-MIN([.A$2:.A$57])" office:value-type="float" office:value="8754" calcext:value-type="float">
            <text:p>8754</text:p>
          </table:table-cell>
          <table:table-cell table:formula="of:=MIN([.B$2:.B$57])-[.B42]+MAX([.B$2:.B$57])" office:value-type="float" office:value="7166" calcext:value-type="float">
            <text:p>7166</text:p>
          </table:table-cell>
          <table:table-cell table:formula="of:=([.C42]-496)/(MAX([.C$2:.C$57])-496)*[.$L$2]" office:value-type="float" office:value="423.115368487263" calcext:value-type="float">
            <text:p>423.12</text:p>
          </table:table-cell>
          <table:table-cell table:formula="of:=([.D42]-MIN([.D$2:.D$57]))/(7200-MIN([.D$2:.D$57]))*220" office:value-type="float" office:value="218.224964404366" calcext:value-type="float">
            <text:p>218.22</text:p>
          </table:table-cell>
          <table:table-cell office:value-type="float" office:value="488.25" calcext:value-type="float">
            <text:p>488.25</text:p>
          </table:table-cell>
          <table:table-cell office:value-type="float" office:value="240.25" calcext:value-type="float">
            <text:p>240.25</text:p>
          </table:table-cell>
          <table:table-cell table:formula="of:=[.G42]*12" office:value-type="float" office:value="5859" calcext:value-type="float">
            <text:p>5859.00</text:p>
          </table:table-cell>
          <table:table-cell table:formula="of:=[.H42]*12" office:value-type="float" office:value="2883" calcext:value-type="float">
            <text:p>2883.00</text:p>
          </table:table-cell>
          <table:table-cell table:number-columns-repeated="3"/>
        </table:table-row>
        <table:table-row table:style-name="ro1">
          <table:table-cell office:value-type="float" office:value="12729" calcext:value-type="float">
            <text:p>12729</text:p>
          </table:table-cell>
          <table:table-cell office:value-type="float" office:value="3030" calcext:value-type="float">
            <text:p>3030</text:p>
          </table:table-cell>
          <table:table-cell table:formula="of:=[.A43]-MIN([.A$2:.A$57])" office:value-type="float" office:value="8753" calcext:value-type="float">
            <text:p>8753</text:p>
          </table:table-cell>
          <table:table-cell table:formula="of:=MIN([.B$2:.B$57])-[.B43]+MAX([.B$2:.B$57])" office:value-type="float" office:value="7938" calcext:value-type="float">
            <text:p>7938</text:p>
          </table:table-cell>
          <table:table-cell table:formula="of:=([.C43]-496)/(MAX([.C$2:.C$57])-496)*[.$L$2]" office:value-type="float" office:value="423.064131460321" calcext:value-type="float">
            <text:p>423.06</text:p>
          </table:table-cell>
          <table:table-cell table:formula="of:=([.D43]-MIN([.D$2:.D$57]))/(7200-MIN([.D$2:.D$57]))*220" office:value-type="float" office:value="258.528713811106" calcext:value-type="float">
            <text:p>258.53</text:p>
          </table:table-cell>
          <table:table-cell office:value-type="float" office:value="488.25" calcext:value-type="float">
            <text:p>488.25</text:p>
          </table:table-cell>
          <table:table-cell table:formula="of:=[.H39]" office:value-type="float" office:value="219.75" calcext:value-type="float">
            <text:p>219.75</text:p>
          </table:table-cell>
          <table:table-cell table:formula="of:=[.G43]*12" office:value-type="float" office:value="5859" calcext:value-type="float">
            <text:p>5859.00</text:p>
          </table:table-cell>
          <table:table-cell table:formula="of:=[.H43]*12" office:value-type="float" office:value="2637" calcext:value-type="float">
            <text:p>2637.00</text:p>
          </table:table-cell>
          <table:table-cell table:number-columns-repeated="3"/>
        </table:table-row>
        <table:table-row table:style-name="ro1">
          <table:table-cell office:value-type="float" office:value="13603" calcext:value-type="float">
            <text:p>13603</text:p>
          </table:table-cell>
          <table:table-cell office:value-type="float" office:value="3773" calcext:value-type="float">
            <text:p>3773</text:p>
          </table:table-cell>
          <table:table-cell table:formula="of:=[.A44]-MIN([.A$2:.A$57])" office:value-type="float" office:value="9627" calcext:value-type="float">
            <text:p>9627</text:p>
          </table:table-cell>
          <table:table-cell table:formula="of:=MIN([.B$2:.B$57])-[.B44]+MAX([.B$2:.B$57])" office:value-type="float" office:value="7195" calcext:value-type="float">
            <text:p>7195</text:p>
          </table:table-cell>
          <table:table-cell table:formula="of:=([.C44]-496)/(MAX([.C$2:.C$57])-496)*[.$L$2]" office:value-type="float" office:value="467.845293007653" calcext:value-type="float">
            <text:p>467.85</text:p>
          </table:table-cell>
          <table:table-cell table:formula="of:=([.D44]-MIN([.D$2:.D$57]))/(7200-MIN([.D$2:.D$57]))*220" office:value-type="float" office:value="219.738965353583" calcext:value-type="float">
            <text:p>219.74</text:p>
          </table:table-cell>
          <table:table-cell office:value-type="float" office:value="488.25" calcext:value-type="float">
            <text:p>488.25</text:p>
          </table:table-cell>
          <table:table-cell table:formula="of:=[.H40]" office:value-type="float" office:value="260.75" calcext:value-type="float">
            <text:p>260.75</text:p>
          </table:table-cell>
          <table:table-cell table:formula="of:=[.G44]*12" office:value-type="float" office:value="5859" calcext:value-type="float">
            <text:p>5859.00</text:p>
          </table:table-cell>
          <table:table-cell table:formula="of:=[.H44]*12" office:value-type="float" office:value="3129" calcext:value-type="float">
            <text:p>3129.00</text:p>
          </table:table-cell>
          <table:table-cell table:number-columns-repeated="3"/>
        </table:table-row>
        <table:table-row table:style-name="ro1">
          <table:table-cell office:value-type="float" office:value="12730" calcext:value-type="float">
            <text:p>12730</text:p>
          </table:table-cell>
          <table:table-cell office:value-type="float" office:value="3030" calcext:value-type="float">
            <text:p>3030</text:p>
          </table:table-cell>
          <table:table-cell table:formula="of:=[.A45]-MIN([.A$2:.A$57])" office:value-type="float" office:value="8754" calcext:value-type="float">
            <text:p>8754</text:p>
          </table:table-cell>
          <table:table-cell table:formula="of:=MIN([.B$2:.B$57])-[.B45]+MAX([.B$2:.B$57])" office:value-type="float" office:value="7938" calcext:value-type="float">
            <text:p>7938</text:p>
          </table:table-cell>
          <table:table-cell table:formula="of:=([.C45]-496)/(MAX([.C$2:.C$57])-496)*[.$L$2]" office:value-type="float" office:value="423.115368487263" calcext:value-type="float">
            <text:p>423.12</text:p>
          </table:table-cell>
          <table:table-cell table:formula="of:=([.D45]-MIN([.D$2:.D$57]))/(7200-MIN([.D$2:.D$57]))*220" office:value-type="float" office:value="258.528713811106" calcext:value-type="float">
            <text:p>258.53</text:p>
          </table:table-cell>
          <table:table-cell table:number-columns-repeated="7"/>
        </table:table-row>
        <table:table-row table:style-name="ro1">
          <table:table-cell office:value-type="float" office:value="13604" calcext:value-type="float">
            <text:p>13604</text:p>
          </table:table-cell>
          <table:table-cell office:value-type="float" office:value="3774" calcext:value-type="float">
            <text:p>3774</text:p>
          </table:table-cell>
          <table:table-cell table:formula="of:=[.A46]-MIN([.A$2:.A$57])" office:value-type="float" office:value="9628" calcext:value-type="float">
            <text:p>9628</text:p>
          </table:table-cell>
          <table:table-cell table:formula="of:=MIN([.B$2:.B$57])-[.B46]+MAX([.B$2:.B$57])" office:value-type="float" office:value="7194" calcext:value-type="float">
            <text:p>7194</text:p>
          </table:table-cell>
          <table:table-cell table:formula="of:=([.C46]-496)/(MAX([.C$2:.C$57])-496)*[.$L$2]" office:value-type="float" office:value="467.896530034595" calcext:value-type="float">
            <text:p>467.90</text:p>
          </table:table-cell>
          <table:table-cell table:formula="of:=([.D46]-MIN([.D$2:.D$57]))/(7200-MIN([.D$2:.D$57]))*220" office:value-type="float" office:value="219.6867584243" calcext:value-type="float">
            <text:p>219.69</text:p>
          </table:table-cell>
          <table:table-cell table:number-columns-repeated="7"/>
        </table:table-row>
        <table:table-row table:style-name="ro1">
          <table:table-cell office:value-type="float" office:value="13603" calcext:value-type="float">
            <text:p>13603</text:p>
          </table:table-cell>
          <table:table-cell office:value-type="float" office:value="2986" calcext:value-type="float">
            <text:p>2986</text:p>
          </table:table-cell>
          <table:table-cell table:formula="of:=[.A47]-MIN([.A$2:.A$57])" office:value-type="float" office:value="9627" calcext:value-type="float">
            <text:p>9627</text:p>
          </table:table-cell>
          <table:table-cell table:formula="of:=MIN([.B$2:.B$57])-[.B47]+MAX([.B$2:.B$57])" office:value-type="float" office:value="7982" calcext:value-type="float">
            <text:p>7982</text:p>
          </table:table-cell>
          <table:table-cell table:formula="of:=([.C47]-496)/(MAX([.C$2:.C$57])-496)*[.$L$2]" office:value-type="float" office:value="467.845293007653" calcext:value-type="float">
            <text:p>467.85</text:p>
          </table:table-cell>
          <table:table-cell table:formula="of:=([.D47]-MIN([.D$2:.D$57]))/(7200-MIN([.D$2:.D$57]))*220" office:value-type="float" office:value="260.825818699573" calcext:value-type="float">
            <text:p>260.83</text:p>
          </table:table-cell>
          <table:table-cell table:number-columns-repeated="7"/>
        </table:table-row>
        <table:table-row table:style-name="ro1">
          <table:table-cell office:value-type="float" office:value="13997" calcext:value-type="float">
            <text:p>13997</text:p>
          </table:table-cell>
          <table:table-cell office:value-type="float" office:value="3379" calcext:value-type="float">
            <text:p>3379</text:p>
          </table:table-cell>
          <table:table-cell table:formula="of:=[.A48]-MIN([.A$2:.A$57])" office:value-type="float" office:value="10021" calcext:value-type="float">
            <text:p>10021</text:p>
          </table:table-cell>
          <table:table-cell table:formula="of:=MIN([.B$2:.B$57])-[.B48]+MAX([.B$2:.B$57])" office:value-type="float" office:value="7589" calcext:value-type="float">
            <text:p>7589</text:p>
          </table:table-cell>
          <table:table-cell table:formula="of:=([.C48]-496)/(MAX([.C$2:.C$57])-496)*[.$L$2]" office:value-type="float" office:value="488.032681622812" calcext:value-type="float">
            <text:p>488.03</text:p>
          </table:table-cell>
          <table:table-cell table:formula="of:=([.D48]-MIN([.D$2:.D$57]))/(7200-MIN([.D$2:.D$57]))*220" office:value-type="float" office:value="240.30849549122" calcext:value-type="float">
            <text:p>240.31</text:p>
          </table:table-cell>
          <table:table-cell table:number-columns-repeated="7"/>
        </table:table-row>
        <table:table-row table:style-name="ro1">
          <table:table-cell office:value-type="float" office:value="13604" calcext:value-type="float">
            <text:p>13604</text:p>
          </table:table-cell>
          <table:table-cell office:value-type="float" office:value="2986" calcext:value-type="float">
            <text:p>2986</text:p>
          </table:table-cell>
          <table:table-cell table:formula="of:=[.A49]-MIN([.A$2:.A$57])" office:value-type="float" office:value="9628" calcext:value-type="float">
            <text:p>9628</text:p>
          </table:table-cell>
          <table:table-cell table:formula="of:=MIN([.B$2:.B$57])-[.B49]+MAX([.B$2:.B$57])" office:value-type="float" office:value="7982" calcext:value-type="float">
            <text:p>7982</text:p>
          </table:table-cell>
          <table:table-cell table:formula="of:=([.C49]-496)/(MAX([.C$2:.C$57])-496)*[.$L$2]" office:value-type="float" office:value="467.896530034595" calcext:value-type="float">
            <text:p>467.90</text:p>
          </table:table-cell>
          <table:table-cell table:formula="of:=([.D49]-MIN([.D$2:.D$57]))/(7200-MIN([.D$2:.D$57]))*220" office:value-type="float" office:value="260.825818699573" calcext:value-type="float">
            <text:p>260.83</text:p>
          </table:table-cell>
          <table:table-cell table:number-columns-repeated="7"/>
        </table:table-row>
        <table:table-row table:style-name="ro1">
          <table:table-cell office:value-type="float" office:value="13998" calcext:value-type="float">
            <text:p>13998</text:p>
          </table:table-cell>
          <table:table-cell office:value-type="float" office:value="3380" calcext:value-type="float">
            <text:p>3380</text:p>
          </table:table-cell>
          <table:table-cell table:formula="of:=[.A50]-MIN([.A$2:.A$57])" office:value-type="float" office:value="10022" calcext:value-type="float">
            <text:p>10022</text:p>
          </table:table-cell>
          <table:table-cell table:formula="of:=MIN([.B$2:.B$57])-[.B50]+MAX([.B$2:.B$57])" office:value-type="float" office:value="7588" calcext:value-type="float">
            <text:p>7588</text:p>
          </table:table-cell>
          <table:table-cell table:formula="of:=([.C50]-496)/(MAX([.C$2:.C$57])-496)*[.$L$2]" office:value-type="float" office:value="488.083918649754" calcext:value-type="float">
            <text:p>488.08</text:p>
          </table:table-cell>
          <table:table-cell table:formula="of:=([.D50]-MIN([.D$2:.D$57]))/(7200-MIN([.D$2:.D$57]))*220" office:value-type="float" office:value="240.256288561936" calcext:value-type="float">
            <text:p>240.26</text:p>
          </table:table-cell>
          <table:table-cell table:number-columns-repeated="7"/>
        </table:table-row>
        <table:table-row table:style-name="ro1">
          <table:table-cell office:value-type="float" office:value="13603" calcext:value-type="float">
            <text:p>13603</text:p>
          </table:table-cell>
          <table:table-cell office:value-type="float" office:value="3773" calcext:value-type="float">
            <text:p>3773</text:p>
          </table:table-cell>
          <table:table-cell table:formula="of:=[.A51]-MIN([.A$2:.A$57])" office:value-type="float" office:value="9627" calcext:value-type="float">
            <text:p>9627</text:p>
          </table:table-cell>
          <table:table-cell table:formula="of:=MIN([.B$2:.B$57])-[.B51]+MAX([.B$2:.B$57])" office:value-type="float" office:value="7195" calcext:value-type="float">
            <text:p>7195</text:p>
          </table:table-cell>
          <table:table-cell table:formula="of:=([.C51]-496)/(MAX([.C$2:.C$57])-496)*[.$L$2]" office:value-type="float" office:value="467.845293007653" calcext:value-type="float">
            <text:p>467.85</text:p>
          </table:table-cell>
          <table:table-cell table:formula="of:=([.D51]-MIN([.D$2:.D$57]))/(7200-MIN([.D$2:.D$57]))*220" office:value-type="float" office:value="219.738965353583" calcext:value-type="float">
            <text:p>219.74</text:p>
          </table:table-cell>
          <table:table-cell table:number-columns-repeated="7"/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float" office:value="5360" calcext:value-type="float">
            <text:p>5360</text:p>
          </table:table-cell>
          <table:table-cell table:formula="of:=[.A52]-MIN([.A$2:.A$57])" office:value-type="float" office:value="0" calcext:value-type="float">
            <text:p>0</text:p>
          </table:table-cell>
          <table:table-cell table:formula="of:=MIN([.B$2:.B$57])-[.B52]+MAX([.B$2:.B$57])" office:value-type="float" office:value="5608" calcext:value-type="float">
            <text:p>5608</text:p>
          </table:table-cell>
          <table:table-cell table:formula="of:=([.C52]-496)/(MAX([.C$2:.C$57])-496)*[.$L$2]" office:value-type="float" office:value="-25.4135653632456" calcext:value-type="float">
            <text:p>-25.41</text:p>
          </table:table-cell>
          <table:table-cell table:formula="of:=([.D52]-MIN([.D$2:.D$57]))/(7200-MIN([.D$2:.D$57]))*220" office:value-type="float" office:value="136.886568580921" calcext:value-type="float">
            <text:p>136.89</text:p>
          </table:table-cell>
          <table:table-cell table:number-columns-repeated="7"/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float" office:value="5302" calcext:value-type="float">
            <text:p>5302</text:p>
          </table:table-cell>
          <table:table-cell table:formula="of:=[.A53]-MIN([.A$2:.A$57])" office:value-type="float" office:value="496" calcext:value-type="float">
            <text:p>496</text:p>
          </table:table-cell>
          <table:table-cell table:formula="of:=MIN([.B$2:.B$57])-[.B53]+MAX([.B$2:.B$57])" office:value-type="float" office:value="5666" calcext:value-type="float">
            <text:p>5666</text:p>
          </table:table-cell>
          <table:table-cell table:formula="of:=([.C53]-496)/(MAX([.C$2:.C$57])-496)*[.$L$2]" office:value-type="float" office:value="0" calcext:value-type="float">
            <text:p>0.00</text:p>
          </table:table-cell>
          <table:table-cell table:formula="of:=([.D53]-MIN([.D$2:.D$57]))/(7200-MIN([.D$2:.D$57]))*220" office:value-type="float" office:value="139.914570479355" calcext:value-type="float">
            <text:p>139.91</text:p>
          </table:table-cell>
          <table:table-cell table:number-columns-repeated="7"/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6103" calcext:value-type="float">
            <text:p>6103</text:p>
          </table:table-cell>
          <table:table-cell table:formula="of:=[.A54]-MIN([.A$2:.A$57])" office:value-type="float" office:value="59" calcext:value-type="float">
            <text:p>59</text:p>
          </table:table-cell>
          <table:table-cell table:formula="of:=MIN([.B$2:.B$57])-[.B54]+MAX([.B$2:.B$57])" office:value-type="float" office:value="4865" calcext:value-type="float">
            <text:p>4865</text:p>
          </table:table-cell>
          <table:table-cell table:formula="of:=([.C54]-496)/(MAX([.C$2:.C$57])-496)*[.$L$2]" office:value-type="float" office:value="-22.390580773666" calcext:value-type="float">
            <text:p>-22.39</text:p>
          </table:table-cell>
          <table:table-cell table:formula="of:=([.D54]-MIN([.D$2:.D$57]))/(7200-MIN([.D$2:.D$57]))*220" office:value-type="float" office:value="98.0968201233982" calcext:value-type="float">
            <text:p>98.10</text:p>
          </table:table-cell>
          <table:table-cell table:number-columns-repeated="7"/>
        </table:table-row>
        <table:table-row table:style-name="ro1">
          <table:table-cell office:value-type="float" office:value="14011" calcext:value-type="float">
            <text:p>14011</text:p>
          </table:table-cell>
          <table:table-cell office:value-type="float" office:value="6176" calcext:value-type="float">
            <text:p>6176</text:p>
          </table:table-cell>
          <table:table-cell table:formula="of:=[.A55]-MIN([.A$2:.A$57])" office:value-type="float" office:value="10035" calcext:value-type="float">
            <text:p>10035</text:p>
          </table:table-cell>
          <table:table-cell table:formula="of:=MIN([.B$2:.B$57])-[.B55]+MAX([.B$2:.B$57])" office:value-type="float" office:value="4792" calcext:value-type="float">
            <text:p>4792</text:p>
          </table:table-cell>
          <table:table-cell table:formula="of:=([.C55]-496)/(MAX([.C$2:.C$57])-496)*[.$L$2]" office:value-type="float" office:value="488.75" calcext:value-type="float">
            <text:p>488.75</text:p>
          </table:table-cell>
          <table:table-cell table:formula="of:=([.D55]-MIN([.D$2:.D$57]))/(7200-MIN([.D$2:.D$57]))*220" office:value-type="float" office:value="94.2857142857143" calcext:value-type="float">
            <text:p>94.29</text:p>
          </table:table-cell>
          <table:table-cell table:number-columns-repeated="7"/>
        </table:table-row>
        <table:table-row table:style-name="ro1">
          <table:table-cell office:value-type="float" office:value="7751" calcext:value-type="float">
            <text:p>7751</text:p>
          </table:table-cell>
          <table:table-cell office:value-type="float" office:value="5536" calcext:value-type="float">
            <text:p>5536</text:p>
          </table:table-cell>
          <table:table-cell table:formula="of:=[.A56]-MIN([.A$2:.A$57])" office:value-type="float" office:value="3775" calcext:value-type="float">
            <text:p>3775</text:p>
          </table:table-cell>
          <table:table-cell table:formula="of:=MIN([.B$2:.B$57])-[.B56]+MAX([.B$2:.B$57])" office:value-type="float" office:value="5432" calcext:value-type="float">
            <text:p>5432</text:p>
          </table:table-cell>
          <table:table-cell table:formula="of:=([.C56]-496)/(MAX([.C$2:.C$57])-496)*[.$L$2]" office:value-type="float" office:value="168.006211342908" calcext:value-type="float">
            <text:p>168.01</text:p>
          </table:table-cell>
          <table:table-cell table:formula="of:=([.D56]-MIN([.D$2:.D$57]))/(7200-MIN([.D$2:.D$57]))*220" office:value-type="float" office:value="127.698149027053" calcext:value-type="float">
            <text:p>127.70</text:p>
          </table:table-cell>
          <table:table-cell table:number-columns-repeated="7"/>
        </table:table-row>
        <table:table-row table:style-name="ro1">
          <table:table-cell office:value-type="float" office:value="7749" calcext:value-type="float">
            <text:p>7749</text:p>
          </table:table-cell>
          <table:table-cell office:value-type="float" office:value="6147" calcext:value-type="float">
            <text:p>6147</text:p>
          </table:table-cell>
          <table:table-cell table:formula="of:=[.A57]-MIN([.A$2:.A$57])" office:value-type="float" office:value="3773" calcext:value-type="float">
            <text:p>3773</text:p>
          </table:table-cell>
          <table:table-cell table:formula="of:=MIN([.B$2:.B$57])-[.B57]+MAX([.B$2:.B$57])" office:value-type="float" office:value="4821" calcext:value-type="float">
            <text:p>4821</text:p>
          </table:table-cell>
          <table:table-cell table:formula="of:=([.C57]-496)/(MAX([.C$2:.C$57])-496)*[.$L$2]" office:value-type="float" office:value="167.903737289024" calcext:value-type="float">
            <text:p>167.90</text:p>
          </table:table-cell>
          <table:table-cell table:formula="of:=([.D57]-MIN([.D$2:.D$57]))/(7200-MIN([.D$2:.D$57]))*220" office:value-type="float" office:value="95.7997152349312" calcext:value-type="float">
            <text:p>95.80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-306" calcext:value-type="float">
            <text:p>-306</text:p>
          </table:table-cell>
          <table:table-cell office:value-type="string" calcext:value-type="string">
            <text:p>,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-270" calcext:value-type="float">
            <text:p>-270</text:p>
          </table:table-cell>
          <table:table-cell office:value-type="string" calcext:value-type="string">
            <text:p>,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,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,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,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,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,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,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,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,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,</text:p>
          </table:table-cell>
          <table:table-cell office:value-type="float" office:value="2163" calcext:value-type="float">
            <text:p>216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,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,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,</text:p>
          </table:table-cell>
          <table:table-cell office:value-type="float" office:value="2364" calcext:value-type="float">
            <text:p>236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2508" calcext:value-type="float">
            <text:p>2508</text:p>
          </table:table-cell>
          <table:table-cell office:value-type="string" calcext:value-type="string">
            <text:p>,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2508" calcext:value-type="float">
            <text:p>2508</text:p>
          </table:table-cell>
          <table:table-cell office:value-type="string" calcext:value-type="string">
            <text:p>,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2508" calcext:value-type="float">
            <text:p>2508</text:p>
          </table:table-cell>
          <table:table-cell office:value-type="string" calcext:value-type="string">
            <text:p>,</text:p>
          </table:table-cell>
          <table:table-cell office:value-type="float" office:value="2556" calcext:value-type="float">
            <text:p>255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,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,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,</text:p>
          </table:table-cell>
          <table:table-cell office:value-type="float" office:value="2727" calcext:value-type="float">
            <text:p>272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,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,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,</text:p>
          </table:table-cell>
          <table:table-cell office:value-type="float" office:value="2865" calcext:value-type="float">
            <text:p>286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,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,</text:p>
          </table:table-cell>
          <table:table-cell office:value-type="float" office:value="2418" calcext:value-type="float">
            <text:p>241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,</text:p>
          </table:table-cell>
          <table:table-cell office:value-type="float" office:value="2967" calcext:value-type="float">
            <text:p>296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4575" calcext:value-type="float">
            <text:p>4575</text:p>
          </table:table-cell>
          <table:table-cell office:value-type="string" calcext:value-type="string">
            <text:p>,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4575" calcext:value-type="float">
            <text:p>4575</text:p>
          </table:table-cell>
          <table:table-cell office:value-type="string" calcext:value-type="string">
            <text:p>,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4575" calcext:value-type="float">
            <text:p>4575</text:p>
          </table:table-cell>
          <table:table-cell office:value-type="string" calcext:value-type="string">
            <text:p>,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5076" calcext:value-type="float">
            <text:p>5076</text:p>
          </table:table-cell>
          <table:table-cell office:value-type="string" calcext:value-type="string">
            <text:p>,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5076" calcext:value-type="float">
            <text:p>5076</text:p>
          </table:table-cell>
          <table:table-cell office:value-type="string" calcext:value-type="string">
            <text:p>,</text:p>
          </table:table-cell>
          <table:table-cell office:value-type="float" office:value="2619" calcext:value-type="float">
            <text:p>261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5076" calcext:value-type="float">
            <text:p>5076</text:p>
          </table:table-cell>
          <table:table-cell office:value-type="string" calcext:value-type="string">
            <text:p>,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5613" calcext:value-type="float">
            <text:p>5613</text:p>
          </table:table-cell>
          <table:table-cell office:value-type="string" calcext:value-type="string">
            <text:p>,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5613" calcext:value-type="float">
            <text:p>5613</text:p>
          </table:table-cell>
          <table:table-cell office:value-type="string" calcext:value-type="string">
            <text:p>,</text:p>
          </table:table-cell>
          <table:table-cell office:value-type="float" office:value="2637" calcext:value-type="float">
            <text:p>263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5613" calcext:value-type="float">
            <text:p>5613</text:p>
          </table:table-cell>
          <table:table-cell office:value-type="string" calcext:value-type="string">
            <text:p>,</text:p>
          </table:table-cell>
          <table:table-cell office:value-type="float" office:value="3129" calcext:value-type="float">
            <text:p>312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5859" calcext:value-type="float">
            <text:p>5859</text:p>
          </table:table-cell>
          <table:table-cell office:value-type="string" calcext:value-type="string">
            <text:p>,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5859" calcext:value-type="float">
            <text:p>5859</text:p>
          </table:table-cell>
          <table:table-cell office:value-type="string" calcext:value-type="string">
            <text:p>,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5859" calcext:value-type="float">
            <text:p>5859</text:p>
          </table:table-cell>
          <table:table-cell office:value-type="string" calcext:value-type="string">
            <text:p>,</text:p>
          </table:table-cell>
          <table:table-cell office:value-type="float" office:value="2637" calcext:value-type="float">
            <text:p>263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string" calcext:value-type="string">
            <text:p>0,</text:p>
          </table:table-cell>
          <table:table-cell office:value-type="float" office:value="5859" calcext:value-type="float">
            <text:p>5859</text:p>
          </table:table-cell>
          <table:table-cell office:value-type="string" calcext:value-type="string">
            <text:p>,</text:p>
          </table:table-cell>
          <table:table-cell office:value-type="float" office:value="3129" calcext:value-type="float">
            <text:p>312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G1:Sheet1.H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al Davis</meta:initial-creator>
    <meta:creation-date>2015-07-21T10:12:06.480313000</meta:creation-date>
    <dc:date>2015-07-21T13:19:20.078607000</dc:date>
    <dc:creator>Neal Davis</dc:creator>
    <meta:editing-duration>PT1H6M8S</meta:editing-duration>
    <meta:editing-cycles>4</meta:editing-cycles>
    <meta:generator>LibreOffice/4.3.7.2$MacOSX_X86_64 LibreOffice_project/8a35821d8636a03b8bf4e15b48f59794652c68ba</meta:generator>
    <meta:document-statistic meta:table-count="2" meta:cell-count="823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diamond" chart:symbol-width="0.1cm" chart:symbol-height="0.1cm" chart:link-data-style-to-source="true">
        <chart:symbol-image/>
      </style:chart-properties>
      <style:graphic-properties draw:stroke="none" svg:stroke-width="0.08cm" svg:stroke-color="#01665e" draw:fill-color="#01665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6.273cm" xlink:href=".." xlink:type="simple" chart:class="chart:scatter" chart:style-name="ch1">
        <chart:legend chart:legend-position="end" svg:x="14.997cm" svg:y="2.872cm" style:legend-expansion="high" chart:style-name="ch2"/>
        <chart:plot-area chart:style-name="ch3" table:cell-range-address="Sheet1.G1:Sheet1.H57" chart:data-source-has-labels="row" svg:x="0.32cm" svg:y="0.125cm" svg:width="14.357cm" svg:height="6.023cm">
          <chartooo:coordinate-region svg:x="0.868cm" svg:y="0.289cm" svg:width="13.318cm" svg:height="5.2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57" chart:label-cell-address="Sheet1.H1:Sheet1.H1" chart:class="chart:scatter">
            <chart:domain table:cell-range-address="Sheet1.G2:Sheet1.G57"/>
            <chart:data-point chart:repeated="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y’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5.5">
                <text:p>-25.5</text:p>
                <draw:g>
                  <svg:desc>Sheet1.G2:Sheet1.G57</svg:desc>
                </draw:g>
              </table:table-cell>
              <table:table-cell office:value-type="float" office:value="137">
                <text:p>137</text:p>
                <draw:g>
                  <svg:desc>Sheet1.H2:Sheet1.H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2.5">
                <text:p>-22.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.75">
                <text:p>41.75</text:p>
              </table:table-cell>
              <table:table-cell office:value-type="float" office:value="37.25">
                <text:p>37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.75">
                <text:p>41.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.75">
                <text:p>41.75</text:p>
              </table:table-cell>
              <table:table-cell office:value-type="float" office:value="149.75">
                <text:p>149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.25">
                <text:p>84.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.25">
                <text:p>84.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.25">
                <text:p>84.25</text:p>
              </table:table-cell>
              <table:table-cell office:value-type="float" office:value="162.75">
                <text:p>162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6.75">
                <text:p>126.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6.75">
                <text:p>126.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6.75">
                <text:p>126.75</text:p>
              </table:table-cell>
              <table:table-cell office:value-type="float" office:value="180.25">
                <text:p>18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8">
                <text:p>1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8">
                <text:p>168</text:p>
              </table:table-cell>
              <table:table-cell office:value-type="float" office:value="127.75">
                <text:p>127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8">
                <text:p>16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9">
                <text:p>2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9">
                <text:p>209</text:p>
              </table:table-cell>
              <table:table-cell office:value-type="float" office:value="151.25">
                <text:p>151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9">
                <text:p>209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2.25">
                <text:p>252.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2.25">
                <text:p>252.2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2.25">
                <text:p>252.25</text:p>
              </table:table-cell>
              <table:table-cell office:value-type="float" office:value="227.25">
                <text:p>227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4.75">
                <text:p>294.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4.75">
                <text:p>294.7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4.75">
                <text:p>294.75</text:p>
              </table:table-cell>
              <table:table-cell office:value-type="float" office:value="238.75">
                <text:p>238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7.25">
                <text:p>337.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7.25">
                <text:p>337.25</text:p>
              </table:table-cell>
              <table:table-cell office:value-type="float" office:value="201.5">
                <text:p>201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7.25">
                <text:p>337.25</text:p>
              </table:table-cell>
              <table:table-cell office:value-type="float" office:value="247.25">
                <text:p>247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1.25">
                <text:p>381.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1.25">
                <text:p>381.25</text:p>
              </table:table-cell>
              <table:table-cell office:value-type="float" office:value="211.25">
                <text:p>211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1.25">
                <text:p>381.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3">
                <text:p>4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3">
                <text:p>423</text:p>
              </table:table-cell>
              <table:table-cell office:value-type="float" office:value="218.25">
                <text:p>218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3">
                <text:p>423</text:p>
              </table:table-cell>
              <table:table-cell office:value-type="float" office:value="258.5">
                <text:p>258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7.75">
                <text:p>467.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7.75">
                <text:p>467.75</text:p>
              </table:table-cell>
              <table:table-cell office:value-type="float" office:value="219.75">
                <text:p>219.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7.75">
                <text:p>467.75</text:p>
              </table:table-cell>
              <table:table-cell office:value-type="float" office:value="260.75">
                <text:p>260.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8.25">
                <text:p>488.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8.25">
                <text:p>488.25</text:p>
              </table:table-cell>
              <table:table-cell office:value-type="float" office:value="240.25">
                <text:p>240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8.25">
                <text:p>488.25</text:p>
              </table:table-cell>
              <table:table-cell office:value-type="float" office:value="219.75">
                <text:p>219.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8.25">
                <text:p>488.25</text:p>
              </table:table-cell>
              <table:table-cell office:value-type="float" office:value="260.75">
                <text:p>260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MacOSX_X86_64 LibreOffice_project/8a35821d8636a03b8bf4e15b48f59794652c68b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